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Ich trink' das unbekannte Bier, <text:s/>denn ich bin.. Geheimnis. voll. Habe Liter, weiß was, geht, ich dring das. Komm zu Papa, mein Geh-heimnis, Teufelsbratenpflichtenlagen. Alter was hast du gemacht, das war der Beat drum gib gut Acht. Auf dich und deine Elternteile, ich schwing das Glied in leiernden Weidenweilen-Leide, aufgebläht vom MDMA zieh ich mieha maiine Teile-Flussfahrt, ohne Drogen wär Pappmaul wohl erlogen, doch kam dies von ganz oben. Ich nehme keine Drogen, ich bin nicht wahr, verbotener Dinge, klar nicht abgeneigt, doch MDMA übersteigt meinen Zustand, bin sehr krass o vong 1 Ìntèlleckt her... mai Horizont würd Wände sprengen, und dann sitzen wir im freien, hier, nur du und ich, und meine Pflichten hoheitlich gewichtet-richte ich mich nicht, so sorgendlicher Hortewicht vernicht, verzicht, gib Achtsamkeit, und mach keen Streit, wa! ("Psssst... es geht hier NICHT ums EINSAMEN!!!") Ach so ok, guter Klee,, guter Gedanke, we oh weh, gut dass du das sagst mein Freund, heb mein Buntes Glas dann heut; zum Trost der Mittelfänger-Schande-Breiten, mir dies Gestalt zu unterhalten. *kind-a-short jingle with entertaining tiny volcanoes effects* Geheimnis-voll bin ie. So voll waah iih ja nò nii! Weida komma net.! Mariiie oder Maniiie, irgendwas ist immer. Ja weida kahm ich niiie... Voll wie díehh. Maníe...</text:p>
      <text:p text:style-name="Standard">[*räusper* .. kömma <text:s/>jetz widda weida machen...!!??"]</text:p>
      <text:p text:style-name="Standard">So voll war ich noch nie bin über *clear throat*, ich rumpel, Kater, bin Schneegedanke und mein Loos; verwehte faltend-winde-kalte Synapsen-Artenspalten der bunter Fälle Katerkatze im strikt umwälzenden Miau-Verzug verdunkelter Standeswanze besinge nun die Weltenschnitte, wo war so mal der keinen Mitte, nun Welte-All-Verdruss, so ist dann auch mal Schluss.</text:p>
      <text:p text:style-name="Standard"/>
      <text:p text:style-name="Standard">Meine Tiere kommen zu mir, war Artenzoo-Sorgfaltes Hoffahrten-Staturen-Bund im gerungenen Bundehundesühn-Verein der Drecksack und des Papas Glied, das sich da an meine Wange schmiegt, hups, war doch mein Füller, mit Tintenguss geschmeidig ["Schön"], tropft sachte aus der Öse. Wir wollen ausgehn, wie ein Kerzendocht. Der Stift, er tropft. Das war kein Wunder, wundert ödem die Komplexe-Hexe, wen hier wunderts: Werteflexe. Du krickst se nich, du mieser kleiner Wicht. Ich will da dran war Nasenkater, der tunnelt, wo er Tunnel grübe, bis in die deine Wundehöhle-Tropft fein so hart beharrlich wie ein Tropf.. Stein? Nein das kann nicht sein, ich will den Kater mästen, der deiner Schenkelmacht entsetzen meine kleinen Henne-Eier, wunderflechtender Wortegeier. Eifer-Spiel der Eifersucht wenn der dein Höhl nicht nur so tropft, dass ich das seh. Guckt mal alle weg, ich komme eh in drei Sekunden, war der Welt mit Gott verbunden, wo du bist, da sind Synapsen, doch das was deine Wortelatzen lassen, fassen,?!- Wer will das?! Ich will dich nass.... ich will dich nassssss..... Triiiiiiieeeeef , auch wenn der deiner miiiiefen sollte, ich geh Kanal der Unterholde. ("Beruhig dich mal kleiner, du bist alleine hier") Es war mein Geheimnis, der Wunderschüsselpleite Leid is so grausam kark veraltet, wenn mannigfaltiger Gleichnis Reise befindet dass du alt bist.. ja sehr sehr alt.... so alt wie Katerkatzes Meisterschatz, des Wunderweltendorfe-Platz... ("Was redest du denn da, MAN?!") Bin zu hart erigiert, muss nicht um Verzeihung bitten, *huch* emm... hört' ich da was von Arsch und Titten?! Denn ich bin ein Geheimnis... trinke Bier das keiner kennt, war so Geheimnis--voll. ("Wie toll.") Bin ein ge-, JA! ("OK"). voll Katerkrass. ("Trink doch, was das jeder kennt, als Möchte-Mensch von Wundern flennt") Faul.... das war nur so die Stimme.. in mir... Wunderworte, floh ein Tier davon, wenn du den Raum betrittst, so war der Weltewortewitz, dass du das gar nicht kennst, wie ich.. ("Nee klar, das kennst nur du, wenn andre Wunder fliehn vor die weil du so stinkst mit zuher Tür.") Falch... da sag ich gaar nix zuuu, pah! so war es denn mein Atemzug der Tage trug, zum Artenschutz, der schelmischen Geflogenheiten von wunderweltlich runden Schneisen massakrierten Ungeziefers, das fort dann fliegt, nachdem geschlachtet, so geistersehend, sehne ich, was mir die Pflicht, wenn ich bin ich und nicht nur du hörst zu,, du <text:s/>Mensch in mein Gedanken, lass mich in Ruh ("Ach komm geh wech!") Will Wunder tanken! Im Wertgelfecht da speist im Nu, war wunderrote Kunderuhe, gut zu Gast, bist Tun im Flure, wenn Worte gab dir Kraft und Ruh.e... [Hammond Organ Solo/ Keyboard Synergies] [Trumpet accompanied Organ] [Solo Time 50 seconds]</text:p>
      <text:p text:style-name="Standard"/>
      <text:p text:style-name="Standard"/>
      <text:p text:style-name="Standard">Ich trink' das unbekannte Bier, <text:s/>denn ich bin.. Geheimnis. voll. Habe Liter, weiß was, geht, ich dring das. Komm zu Papa, mein Geh-heimnis, Teufelsbratenpflichtenlagen. Alter was hast du gemacht, das war der Beat drum gib gut Acht. Auf dich und deine Elternteile, ich schwing das Glied in leiernden Weidenweilen-Leide, aufgebläht vom MDMA zieh ich mieha maiine Teile-Flussfahrt, ohne Drogen wär Pappmaul wohl erlogen, doch kam dies von ganz oben. Ich nehme keine Drogen, ich bin nicht wahr, verbotener Dinge, klar nicht abgeneigt, doch MDMA übersteigt meinen Zustand, bin sehr krass o vong 1 Ìntèlleckt her... mai Horizont würd Wände sprengen, und dann sitzen wir im freien, hier, nur du und ich, und meine Pflichten hoheitlich gewichtet-richte ich mich nicht, so sorgendlicher Hortewicht vernicht, verzicht, gib Achtsamkeit, und mach keen Streit, wa! ("Psssst... es geht hier NICHT ums EINSAMEN!!!") Ach so ok, guter Klee,, guter Gedanke, we oh weh, gut dass du das sagst mein Freund, heb mein Buntes Glas dann heut; zum Trost der Mittelfänger-Schande-Breiten, mir dies Gestalt zu unterhalten. *kind-a-short jingle with entertaining tiny volcanoes effects* Geheimnis-voll bin ie. So voll waah iih ja nò nii! Weida komma net.! Mariiie oder Maniiie, irgendwas ist immer. Ja weida kahm ich niiie... Voll wie díehh. Maníe...</text:p>
      <text:p text:style-name="Standard">[*räusper* .. kömma <text:s/>jetz widda weida machen...!!??"]</text:p>
      <text:p text:style-name="Standard">So voll war ich noch nie bin über *clear throat*, ich rumpel, Kater, bin Schneegedanke und mein Loos; verwehte faltend-winde-kalte Synapsen-Artenspalten der bunter Fälle Katerkatze im strikt umwälzenden Miau-Verzug verdunkelter Standeswanze besinge nun die Weltenschnitte, wo war so mal der keinen Mitte, nun Welte-All-Verdruss, so ist dann auch mal Schluss.</text:p>
      <text:p text:style-name="Standard"/>
      <text:p text:style-name="Standard">Meine Tiere kommen zu mir, war Artenzoo-Sorgfaltes Hoffahrten-Staturen-Bund im gerungenen Bundehundesühn-Verein der Drecksack und des Papas Glied, das sich da an meine Wange schmiegt, hups, war doch mein Füller, mit Tintenguss geschmeidig ["Schön"], tropft sachte aus der Öse. Wir wollen ausgehn, wie ein Kerzendocht. Der Stift, er tropft. Das war kein Wunder, wundert ödem die Komplexe-Hexe, wen hier wunderts: Werteflexe. Du krickst se nich, du mieser kleiner Wicht. Ich will da dran war Nasenkater, der tunnelt, wo er Tunnel grübe, bis in die deine Wundehöhle-Tropft fein so hart beharrlich wie ein Tropf.. Stein? Nein das kann nicht sein, ich will den Kater mästen, der deiner Schenkelmacht entsetzen meine kleinen Henne-Eier, wunderflechtender Wortegeier. Eifer-Spiel der Eifersucht wenn der dein Höhl nicht nur so tropft, dass ich das seh. Guckt mal alle weg, ich komme eh in drei Sekunden, war der Welt mit Gott verbunden, wo du bist, da sind Synapsen, doch das was deine Wortelatzen lassen, fassen,?!- Wer will das?! Ich will dich nass.... ich will dich nassssss..... Triiiiiiieeeeef , auch wenn der deiner miiiiefen sollte, ich geh Kanal der Unterholde. ("Beruhig dich mal kleiner, du bist alleine hier") Es war mein Geheimnis, der Wunderschüsselpleite Leid is so grausam kark veraltet, wenn mannigfaltiger Gleichnis Reise befindet dass du alt bist.. ja sehr sehr alt.... so alt wie Katerkatzes Meisterschatz, des Wunderweltendorfe-Platz... ("Was redest du denn da, MAN?!") Bin zu hart erigiert, muss nicht um Verzeihung bitten, *huch* emm... hört' ich da was von Arsch und Titten?! Denn ich bin ein Geheimnis... trinke Bier das keiner kennt, war so Geheimnis--voll. ("Wie toll.") Bin ein ge-, JA! ("OK"). voll Katerkrass. ("Trink doch, was das jeder kennt, als Möchte-Mensch von Wundern flennt") Faul.... das war nur so die Stimme.. in mir... Wunderworte, floh ein Tier davon, wenn du den Raum betrittst, so war der Weltewortewitz, dass du das gar nicht kennst, wie ich.. ("Nee klar, das kennst nur du, wenn andre Wunder fliehn vor die weil du so stinkst mit zuher Tür.") Falch... da sag ich gaar nix zuuu, pah! so war es denn mein Atemzug der Tage trug, zum Artenschutz, der schelmischen Geflogenheiten von wunderweltlich runden Schneisen massakrierten Ungeziefers, das fort dann fliegt, nachdem geschlachtet, so geistersehend, sehne ich, was mir die Pflicht, wenn ich bin ich und nicht nur du hörst zu,, du <text:s/>Mensch in mein Gedanken, lass mich in Ruh ("Ach komm geh wech!") Will Wunder tanken! Im Wertgelfecht da speist im Nu, war wunderrote Kunderuhe, gut zu Gast, bist Tun im Flure, wenn Worte gab dir Kraft und Ruh.e... [Hammond Organ Solo/ Keyboard Synergies] [Trumpet accompanied Organ] [Solo Time 50 seconds]</text:p>
      <text:p text:style-name="Standard"/>
      <text:p text:style-name="Standard"/>
      <text:p text:style-name="Standard">("Was redest du denn da, MAN?!") Bin zu hart erigiert, muss nicht um Verzeihung bitten, *huch* emm... hört' ich da was von Arsch und Titten?! Denn ich bin ein Geheimnis... trinke Bier das keiner kennt, war so Geheimnis--voll. ("Wie toll.") Bin ein ge-, JA! ("OK"). voll Katerkrass. ("Trink doch, was das jeder kennt, als Möchte-Mensch von Wundern flennt") Faul.... das war nur so die Stimme.. in mir... Wunderworte, floh ein Tier davon, wenn du den Raum betrittst, so war der Weltewortewitz, dass du das gar nicht kennst, wie ich.. ("Nee klar, das kennst nur du, wenn andre Wunder fliehn vor die weil du so stinkst mit zuher Tür.") Falch... da sag ich gaar nix zuuu, pah! so war es denn mein Atemzug der Tage trug, zum Artenschutz, der schelmischen Geflogenheiten von wunderweltlich runden Schneisen massakrierten Ungeziefers, das fort dann fliegt, nachdem geschlachtet, so geistersehend, sehne ich, was mir die Pflicht, wenn ich bin ich und nicht nur du hörst zu,, du <text:s/>Mensch in mein Gedanken, lass mich in Ruh ("Ach komm geh wech!") Will Wunder tanken! Im Wertgelfecht da speist im Nu, war wunderrote Kunderuhe, gut zu Gast, bist Tun im Flure, wenn Worte gab dir Kraft und Ruh.e... [Hammond Organ Solo/ Keyboard Synergies] [Trumpet accompanied Organ] [Solo Time 50 seconds]</text:p>
      <text:p text:style-name="Standard"/>
      <text:p text:style-name="Standard"/>
      <text:p text:style-name="Standard">Was war das denn nun für ein Spagat.. zwischen Vermächtnissen der dunklen Schröpfung und massig narr-hässlichen Synapsen-Spalte-Salatmandat ("TEUFEL!")... wow... doch auch die Vielfalt war vorhanden, um es mal nu janz vorsüschtsch auuszudrüggen, der ganze Strässm der gaam vomm Büggen... Ich buggele nicht mähr, stad-dessen <text:s/>reht ich imma soou, und werten Ständer rinn da! Bro.! ("Ja die Vielfalt schwand im Triebsand.. So froh war ich gewesen, der Hohn war mit genesen...") *leises kichern* *zauderndes geräuschvolles Kopfschüttelgeräusch* *jaaaaaahhhhh.....* *tiefer Atem*</text:p>
      <text:p text:style-name="Standard">Ja für das eine bin ich hier, das würzig, dunkle Fränkisch-Bier! Würze-Wurzeln, Durste stürzen,, und so gern einmal die Würde kürzen, wo Standhaltkraft wog schwer ohn Gier und Zauder, es artet aus das Arte-Tier, so Arti Girrwing Farti mäßig! Vokal-klar stiftender Zauber-Reibach!. (*tiny little elf choir: Ohh, ja wunderschön...*).<text:s/></text:p>
      <text:p text:style-name="Standard">Klar, nu wasse?! HE?! ISS WASS ODA WATT! Da.. nu hasse, he , ditt Grabmaß vom alten Vater noch?! Will Klar.-Mast hissen un dich da Welt von unne wìsènn. ("Verkünde goldene Spitzengaben") Die die nie an Spitze waren?! War Beischlafalt. so war ich tränend, war seltsam kalt zu meinen Fänen. , War bunt zerschundenen Gliedemaßkraft, wie stark so deine Wortwaldfabelhaft im Singer puren Diskurskrafte-Haltungsmunden. Erfolgt im Glied ein Beimaß`? ("Hmm..") Der Kund-gepflogene Blindenbeischlaf. Von bunt erlogenen Winde-Heirat. ("Wow...") Ok.</text:p>
      <text:p text:style-name="Standard">[Chorus]</text:p>
      <text:p text:style-name="Standard">[Add: Choir here]</text:p>
      <text:p text:style-name="Standard">Choir Style: Female, high tonal, gospel-a-like, puristic, unbending will of fortunate sons]</text:p>
      <text:p text:style-name="Standard">[Play Choir at this position]</text:p>
      <text:p text:style-name="Standard"/>
      <text:p text:style-name="Standard">*lion growl* *ape crying* *jungle rain noises*</text:p>
      <text:p text:style-name="Standard"/>
      <text:p text:style-name="Standard">(*leise und kurz: haha.") <text:s/></text:p>
      <text:p text:style-name="Standard">[Pause 2 seconds; no beat here]</text:p>
      <text:p text:style-name="Standard">[Add + play: Synthesizer Solo, Style: Arpeggiator <text:s/>w rapid scaling, experimental-sexy-distopian vocals]</text:p>
      <text:p text:style-name="Standard"/>
      <text:p text:style-name="Standard"/>
      <text:p text:style-name="Standard">(*leise und kurz: haha.") <text:s/></text:p>
      <text:p text:style-name="Standard">[Pause 2 seconds; no beat here]</text:p>
      <text:p text:style-name="Standard">[Add and play: Synthesizer Solo, Style: Arpeggiator , fast Scale shape, experimental-sexy-distopian-ironic soundscape]</text:p>
      <text:p text:style-name="Standard">*rülps* ("Oh das ist ja schön, na wie toll!")</text:p>
      <text:p text:style-name="Standard">Familienwälder sind grundschulfächer ein obstgarten nur fußbreit den Brunnen entlang. Mit meinen Fehlern kannst du einen Auftritt machen werde mich verheddern und du wirst lachen.</text:p>
      <text:p text:style-name="Standard"/>
      <text:p text:style-name="Standard">Will mich in den Hass verlieben lass herrgott spalten und Rinde fiepen. Wir sind keine ohrboten, singe dir Bohr-Oden. Es ist wie ein großes unbestimmtes Experiment von einer Kraft die man nicht kennt.<text:s/></text:p>
      <text:p text:style-name="Standard">Ich rege dich auf weil ich ein Mann bin rieb dich am Bein und bedanke mich faselnd.</text:p>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text:p text:style-name="Standard">Was war das denn nun für ein Spagat.. zwischen Vermächtnissen der dunklen Schröpfung und massig närrisch hässlichen Synapsen-Spalte-Salatmandat ("TEUFEL!")... wow... doch auch die Vielfalt war vorhanden, um es mal nu janz vorsüschtsch auuszudrüggen, der ganze Strässm der gaam vomm Büggen... Ich buggele nicht mähr, stad-dessen <text:s/>reht ich imma soou, und werten Ständer rinn da! Bro.! ("Ja die Vielfalt schwand im Triebsand.. So froh war ich gewesen, der Hohn war mit genesen...") *leises kichern* *zauderndes geräuschvolles Kopfschüttelgeräusch* *jaaaaaahhhhh.....* *tiefer Atem*</text:p>
      <text:p text:style-name="Standard">Ja für das eine bin ich hier, das würzig, dunkle Fränkisch-Bier! Würze-Wurzeln, Durste stürzen,, und so gern einmal die Würde kürzen, wo Standhaltkraft wog schwer ohn Gier und Zauder, es artet aus das Arte-Tier, so Arti Girrwing Farti mäßig! Vokal-klar stiftender Zauber-Reibach!. (*tiny little elf choir: Ohh, ja wunderschön...*).<text:s/></text:p>
      <text:p text:style-name="Standard">Klar, nu wasse?! HE?! ISS WASS ODA WATT! Da.. nu hasse, he , ditt Grabmaß vom alten Vater noch?! Will Klar.-Mast hissen un dich da Welt von unne wìsènn. ("Verkünde goldene Spitzengaben") Die die nie an Spitze waren?! War Beischlafalt. so war ich tränend, war seltsam kalt zu meinen Fänen. , War bunt zerschundenen Gliedemaßkraft, wie stark so deine Wortwaldfabelhaft im Singer puren Diskurskrafte-Haltungsmunden. Erfolgt im Glied ein Beimaß`? ("Hmm..") Der Kund-gepflogene Blindenbeischlaf. Von bunt erlogenen Winde-Heirat. ("Wow...") Ok.</text:p>
      <text:p text:style-name="Standard">[Chorus]</text:p>
      <text:p text:style-name="Standard">[Add: Choir here]</text:p>
      <text:p text:style-name="Standard">Choir Style: Female, high tonal, gospel-a-like, puristic, unbending will of fortunate sons]</text:p>
      <text:p text:style-name="Standard">[Play Choir at this position]</text:p>
      <text:p text:style-name="Standard"/>
      <text:p text:style-name="Standard">*lion growl* *ape crying* *jungle rain noises*</text:p>
      <text:p text:style-name="Standard"/>
      <text:p text:style-name="Standard">(*leise und kurz: haha.") <text:s/></text:p>
      <text:p text:style-name="Standard">[Pause 2 seconds; no beat here]</text:p>
      <text:p text:style-name="Standard">[Add + play: Synthesizer Solo, Style: Arpeggiator <text:s/>w rapid scaling, experimental-sexy-distopian vocals]</text:p>
      <text:p text:style-name="Standard"/>
      <text:p text:style-name="Standard"/>
      <text:p text:style-name="Standard">(*leise und kurz: haha.") <text:s/></text:p>
      <text:p text:style-name="Standard">[Pause 2 seconds; no beat here]</text:p>
      <text:p text:style-name="Standard">[Add and play: Synthesizer Solo, Style: Arpeggiator , fast Scale shape, experimental-sexy-distopian-ironic soundscape]</text:p>
      <text:p text:style-name="Standard">*rülps* ("Oh das ist ja schön, na wie toll!")</text:p>
      <text:p text:style-name="Standard">Familienwälder sind grundschulfächer ein obstgarten nur fußbreit den Brunnen entlang. Mit meinen Fehlern kannst du einen Auftritt machen werde mich verheddern und du wirst lachen.</text:p>
      <text:p text:style-name="Standard"/>
      <text:p text:style-name="Standard">Will mich in den Hass verlieben lass herrgott spalten und Rinde fiepen. Wir sind keine ohrboten, singe dir Bohr-Oden. Es ist wie ein großes unbestimmtes Experiment von einer Kraft die man nicht kennt.<text:s/></text:p>
      <text:p text:style-name="Standard">Ich rege dich auf weil ich ein Mann bin rieb dich am Bein und bedanke mich faselnd.</text:p>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text:p text:style-name="Standard">Was war das denn nun für ein Spagat.. zwischen Vermächtnissen der dunklen Schröpfung und massig närrisch hässlichen Synapsen-Spalte-Salatmandat ("TOIFL!")... wow... doch auch die Vielfalt war vorhanden, um es mal nu janz vorsüschtsch auuszudrüggen, der ganze Strässm der gaam vomm Büggen... Ich buggele nicht mähr, stad-dessen <text:s/>reht ich imma soou, und werten Ständer rinn da! Bro.! ("Ja die Vielfalt schwand im Triebsand.. So froh war ich gewesen, der Hohn war mit genesen...") *leises kichern* *zauderndes geräuschvolles Kopfschüttelgeräusch* *jaaaaaahhhhh.....* *tiefer Atem*</text:p>
      <text:p text:style-name="Standard">Ja für das eine bin ich hier, das würzig, dunkle Fränkisch-Bier! Würze-Wurzeln, Durste stürzen,, und so gern einmal die Würde kürzen, wo Standhaltkraft wog schwer ohn Gier und Zauder, es artet aus das Arte-Tier, so Arti Girrwing Farti mäßig! Vokal-klar stiftender Zauber-Reibach!. (*tiny little elf choir: Ohh, ja wunderschön...*).<text:s/></text:p>
      <text:p text:style-name="Standard">Klar, nu wasse?! HE?! ISS WASS ODA WATT! Da.. nu hasse, he , ditt Grabmaß vom alten Vater noch?! Will Klar.-Mast hissen un dich da Welt von unne wìsènn. ("Verkünde goldene Spitzengaben") Die die nie an Spitze waren?! War Beischlafalt. so war ich tränend, war seltsam kalt zu meinen Fänen. , War bunt zerschundenen Gliedemaßkraft, wie stark so deine Wortwaldfabelhaft im Singer puren Diskurskrafte-Haltungsmunden. Erfolgt im Glied ein Beimaß`? ("Hmm..") Der Kund-gepflogene Blindenbeischlaf. Von bunt erlogenen Winde-Heirat. ("Wow...") Ok.</text:p>
      <text:p text:style-name="Standard">[Chorus]</text:p>
      <text:p text:style-name="Standard">[Add: Choir here]</text:p>
      <text:p text:style-name="Standard">Choir Style: Female, high tonal, gospel-a-like, puristic, unbending will of fortunate sons]</text:p>
      <text:p text:style-name="Standard">[Play Choir at this position]</text:p>
      <text:p text:style-name="Standard"/>
      <text:p text:style-name="Standard">*lion growl* *ape crying* *jungle rain noises*</text:p>
      <text:p text:style-name="Standard"/>
      <text:p text:style-name="Standard">(*leise und kurz: haha.") <text:s/></text:p>
      <text:p text:style-name="Standard">[Pause 2 seconds; no beat here]</text:p>
      <text:p text:style-name="Standard">[Add + play: Synthesizer Solo, Style: Arpeggiator <text:s/>w rapid scaling, experimental-sexy-distopian vocals]</text:p>
      <text:p text:style-name="Standard"/>
      <text:p text:style-name="Standard"/>
      <text:p text:style-name="Standard">(*leise und kurz: haha.") <text:s/></text:p>
      <text:p text:style-name="Standard">[Pause 2 seconds; no beat here]</text:p>
      <text:p text:style-name="Standard">[Add and play: Synthesizer Solo, Style: Arpeggiator , fast Scale shape, experimental-sexy-distopian-ironic soundscape]</text:p>
      <text:p text:style-name="Standard">*rülps* ("Oh das ist ja schön, na wie toll!")</text:p>
      <text:p text:style-name="Standard">Familienwälder sind grundschulfächer ein obstgarten nur fußbreit den Brunnen entlang. Mit meinen Fehlern kannst du einen Auftritt machen werde mich verheddern und du wirst lachen.</text:p>
      <text:p text:style-name="Standard"/>
      <text:p text:style-name="Standard">Will mich in den Hass verlieben lass herrgott spalten und Rinde fiepen. Wir sind keine ohrboten, singe dir Bohr-Oden. Es ist wie ein großes unbestimmtes Experiment von einer Kraft die man nicht kennt.<text:s/></text:p>
      <text:p text:style-name="Standard">Ich rege dich auf weil ich ein Mann bin rieb dich am Bein und bedanke mich faselnd.</text:p>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text:p text:style-name="Standard">[Chorus]</text:p>
      <text:p text:style-name="Standard">[Add: Choir here]</text:p>
      <text:p text:style-name="Standard">[Choir Style: Female, high tonal, gospel-a-like, puristic, unbending will of fortunate sons]</text:p>
      <text:p text:style-name="Standard">[Choir Lyrics:]</text:p>
      <text:p text:style-name="Standard">[Start Choir: Play Choir at this position]</text:p>
      <text:p text:style-name="Standard">"Violent problems with integrating all our folks bring us nothing but bad tokes. They're a prime example of how to experience the world at its oh-so-best, You gloomy, driven wage slave, oooouuuhhhh ... You cheeky bastards when it comes to technical standards.! Go accept the master quest! Leave the rest behind you, leave it as far behind you as you can! Do your best, I believe in you, be your biggest fan! An excellent augmented man! Take your skipper and your critics, feel the warmth of a mother's titties. Find your mana and leech it well. That is the world I am talking about. Sometimes just have a look above in the clouds. The preciousness of the bold mountain. I must tell you about it, it is a form of omnipresence, you have massive talents. In the form of beauty. Mother Earth has given you her breasts so that you may feel free of sanctity. Breasts for you. Of the most beautiful breasts; a worldly breast through the warm heat of a mother; breasts in their best form, feel the warmth and your growing abundance. Shift your clouded sources, find your sparkling hum. Welcome home and see that you still don't stumble. Be like a bumblebee, it is thick and feels free, as cool as a black Schrödinger's cat. In the midst of a tattoo that marks your childish goals, which means your oaks are getting closer. Fly to your chests! And rest on a mythical, beautiful nest of fertility."</text:p>
      <text:p text:style-name="Standard"/>
      <text:p text:style-name="Standard">*lion growl* *ape crying* *jungle rain noises*</text:p>
      <text:p text:style-name="Standard"/>
      <text:p text:style-name="Standard">(*leise und kurz: haha.") <text:s/></text:p>
      <text:p text:style-name="Standard">[Pause 2 seconds; no beat here]</text:p>
      <text:p text:style-name="Standard">[Add + play: Synthesizer Solo, Style: Arpeggiator <text:s/>w rapid scaling, experimental-sexy-distopian vocals]</text:p>
      <text:p text:style-name="Standard"/>
      <text:p text:style-name="Standard"/>
      <text:p text:style-name="Standard">(*leise und kurz: haha.") <text:s/></text:p>
      <text:p text:style-name="Standard">[Pause 2 seconds; no beat here]</text:p>
      <text:p text:style-name="Standard">[Add and play: Synthesizer Solo, Style: Arpeggiator , fast Scale shape, experimental-sexy-distopian-ironic soundscape]</text:p>
      <text:p text:style-name="Standard">*rülps* ("Oh das ist ja schön, na wie toll!")</text:p>
      <text:p text:style-name="Standard">Familienwälder sind grundschulfächer ein obstgarten nur fußbreit den Brunnen entlang. Mit meinen Fehlern kannst du einen Auftritt machen werde mich verheddern und du wirst lachen.</text:p>
      <text:p text:style-name="Standard"/>
      <text:p text:style-name="Standard">Will mich in den Hass verlieben lass herrgott spalten und Rinde fiepen. Wir sind keine ohrboten, singe dir Bohr-Oden. Es ist wie ein großes unbestimmtes Experiment von einer Kraft die man nicht kennt.<text:s/></text:p>
      <text:p text:style-name="Standard">Ich rege dich auf weil ich ein Mann bin rieb dich am Bein und bedanke mich faselnd.</text:p>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text:p text:style-name="Standard">*man cries heavy* *sniffing* *miau miau miau*</text:p>
      <text:p text:style-name="Standard"/>
      <text:p text:style-name="Standard">(*leise und kurz: haha.") <text:s/></text:p>
      <text:p text:style-name="Standard">[Pause 2 seconds; no beat here]</text:p>
      <text:p text:style-name="Standard">[Add + play: Synthesizer Solo, Style: Arpeggiator <text:s/>w rapid scaling, experimental-sexy-distopian vocals]</text:p>
      <text:p text:style-name="Standard"/>
      <text:p text:style-name="Standard"/>
      <text:p text:style-name="Standard">(*leise und kurz: haha.") <text:s/></text:p>
      <text:p text:style-name="Standard">[Pause 2 seconds; no beat here]</text:p>
      <text:p text:style-name="Standard">[Add and play: Synthesizer Solo, Style: Arpeggiator , fast Scale shape, experimental-sexy-distopian-ironic soundscape]</text:p>
      <text:p text:style-name="Standard">*rülps* ("Oh das ist ja schön, na wie toll!")</text:p>
      <text:p text:style-name="Standard">Familienwälder sind grundschulfächer ein obstgarten nur fußbreit den Brunnen entlang. Mit meinen Fehlern kannst du einen Auftritt machen werde mich verheddern und du wirst lachen.</text:p>
      <text:p text:style-name="Standard"/>
      <text:p text:style-name="Standard">Will mich in den Hass verlieben lass herrgott spalten und Rinde fiepen. Wir sind keine ohrboten, singe dir Bohr-Oden. Es ist wie ein großes unbestimmtes Experiment von einer Kraft die man nicht kennt.<text:s/></text:p>
      <text:p text:style-name="Standard">Ich rege dich auf weil ich ein Mann bin rieb dich am Bein und bedanke mich faselnd.</text:p>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text:p text:style-name="Standard">*man cries heavy* *sniffing* *miau miau miau*</text:p>
      <text:p text:style-name="Standard"/>
      <text:p text:style-name="Standard">(*leise und kurz: haha.") <text:s/></text:p>
      <text:p text:style-name="Standard">[Pause 2 seconds; no beat here]</text:p>
      <text:p text:style-name="Standard">[Add + play: Synthesizer Solo, Style: Arpeggiator <text:s/>w rapid scaling, experimental-sexy-distopian vocals]</text:p>
      <text:p text:style-name="Standard"/>
      <text:p text:style-name="Standard"/>
      <text:p text:style-name="Standard">(*leise und kurz: haha.") <text:s/></text:p>
      <text:p text:style-name="Standard">[Pause 2 seconds; no beat here]</text:p>
      <text:p text:style-name="Standard">[Add and play: Synthesizer Solo, Style: Arpeggiator , fast Scale shape, experimental-sexy-distopian-ironic soundscape]</text:p>
      <text:p text:style-name="Standard">*rülps* ("Oh das ist ja schön, na wie toll!")</text:p>
      <text:p text:style-name="Standard">Familienwälder sind grundschulfächer ein obstgarten nur fußbreit den Brunnen entlang. Mit meinen Fehlern kannst du einen Auftritt machen werde mich verheddern und du wirst lachen.</text:p>
      <text:p text:style-name="Standard"/>
      <text:p text:style-name="Standard">Will mich in den Hass verlieben lass herrgott spalten und Rinde fiepen. Wir sind keine ohrboten, singe dir Bohr-Oden. Es ist wie ein großes unbestimmtes Experiment von einer Kraft die man nicht kennt.<text:s/></text:p>
      <text:p text:style-name="Standard">Ich rege dich auf weil ich ein Mann bin rieb dich am Bein und bedanke mich faselnd.</text:p>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text:p text:style-name="Standard">Will mich in den Hass verlieben lass herrgott spalten und Rinde fiepen. Wir sind keine ohrboten, singe dir Bohr-Oden. Es ist wie ein großes unbestimmtes Experiment von einer Kraft die man nicht kennt.<text:s/></text:p>
      <text:p text:style-name="Standard">Ich rege dich auf weil ich ein Mann bin rieb dich am Bein und bedanke mich faselnd.</text:p>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Ich hatte einen Anfall und es entstand der Hit aus der Anstalt. Die Pfleger sie schrien mich an und fragten na wird's bald?! Tragt ihr hier alle nichts weiter als Binden seh dich nur tropfend und niemals verschwindet, was deiner Konsorten zersplittert erblindet. Ich hatte einen Anfall und die Pfleger sie pfiffen nach Würz bald ich hatte Ideen von flüsternden Stimmen und schrie halts maul das wird der Hit aus der Anstalt ich halluzinierte und sah einen Träger mit tropfender Binde im Zimmer dort hinten verschwinden eine Melodie ergriff meine Sinne ver-ortete sie inmitten dort hinten von Raumes Rauschen zerrissen verstummten abklingende Winde-Finten, die als bald sogar meinen Willen zerfickten. Ich wusste nicht weiter doch im Echo der Klänge erregte sich geilheitsgetrieben mein außerbetrieblicher Schwengel der längst nicht die Schwelle des Helden besetzte und Partituren zersetzend.. behelfen Kanäle, wie antriebslos wirkend, den Saal zu vermauern in den man mich brachte ich war noch nicht fertig das wird noch was dauern. Jäh spritzte man mich, das war gut für die Pharma, es regte sich was und ich sagte ich zahle in 30 Tagen mit Klarna. Fiel endlich in eine barrrhmherzige Ohnmacht und die Sinfonie die mir nah kam war nichts als <text:s/>vom hallenden Karma. Vercheckt und vorerst nicht mehr ergiebig wie weggeworfenes Altglas.<text:s/></text:p>
      <text:p text:style-name="Standard">Doch aus meinem Mini Mini Winni Wilhelm- obgleich doch sehr unlébènn-dích - regte sich unselbstständig der tropfende Safthahn, der nun zum Schuss kam, als ich schon g</text:p>
      <text:p text:style-name="Standard">anz am Schluss war, da, wart, <text:s/>ruf, da ist es gleich, in liebevollen Augen, bleich, erkenne ich ein Teich von Hoffnung, den Hoffnungsteich der zerschröpfenden Achtung vom Wirkungskranz der bunten Haltung, die ich nicht sah in meiner Ohnmacht, der Schlaf war gut, erledigt <text:s/>schooon in Sorgfalt, Safttank leeren und den Krankheitsstempel mehren, wenn ich dann wach, dann war es aus, der Traum er kam hier nicht nach Haus, wo ich zugegen, nasser Hosen oesten Trostes, rosten, gar verröstet, rostet, Rast und Safttrank krank im Balggebläse, Ende Hand und Händewände, Worte karg, wie ("Kraft entferne....") Dein Stoff der war der Wertgelände rundes Ende. Denn so, da sah der Tropfen aus, wie schwarzes Ohr von Mickey Maus. Und komm ich irgendwann einmal hier raus, dann geh ich stramm zum Mause Mick, der mich so schön in Arsch gebliesen, ("würd ich machen für zwei Riesen.") So tropfte der Safthahn fort und fort, endlich leerend, war der Ort, der Tote ruft, Muff Muff Muff! Tarngeställe helfen Eierzelle, alt, rot-brauch und Wunderquelle-ähnlich, <text:s/>stank es, allzu dämlich, nach totem Iltis, nein, nach Ratten, zumindest träumte ich dann mal, nun aus der Ich-Geschicht, gesehen, dann und wann auch mal, und das war mir jetzt sicher, auch einmal vom Wohlbegatten, den Tropfen mag kein Richter. Mein Hosenstall hielt Wundergas, mach ich dies auf, nur zum Spaß, gab sättlich strenge Umgebungsgerüche, um es so zu nennen, denn Gas war als Wort für die Schland-Bewohner, ein unliebsames Thema. ("Krass, wie ernst von dir..."). Ja, ich weiß, .........</text:p>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Ich hatte einen Anfall und es entstand der Hit aus der Anstalt. Die Pfleger sie schrien mich an und fragten na wird's bald?! Tragt ihr hier alle nichts weiter als Binden seh dich nur tropfend und niemals verschwindet, was deiner Konsorten zersplittert erblindet. Ich hatte einen Anfall und die Pfleger sie pfiffen nach Würz bald ich hatte Ideen von flüsternden Stimmen und schrie halts maul das wird der Hit aus der Anstalt ich halluzinierte und sah einen Träger mit tropfender Binde im Zimmer dort hinten verschwinden eine Melodie ergriff meine Sinne ver-ortete sie inmitten dort hinten von Raumes Rauschen zerrissen verstummten abklingende Winde-Finten, die als bald sogar meinen Willen zerfickten. Ich wusste nicht weiter doch im Echo der Klänge erregte sich geilheitsgetrieben mein außerbetrieblicher Schwengel der längst nicht die Schwelle des Helden besetzte und Partituren zersetzend.. behelfen Kanäle, wie antriebslos wirkend, den Saal zu vermauern in den man mich brachte ich war noch nicht fertig das wird noch was dauern. Jäh spritzte man mich, das war gut für die Pharma, es regte sich was und ich sagte ich zahle in 30 Tagen mit Klarna. Fiel endlich in eine barrrhmherzige Ohnmacht und die Sinfonie die mir nah kam war nichts als <text:s/>vom hallenden Karma. Vercheckt und vorerst nicht mehr ergiebig wie weggeworfenes Altglas.<text:s/></text:p>
      <text:p text:style-name="Standard">Doch aus meinem Mini Mini Winni Wilhelm- obgleich doch sehr unlébènn-dích - regte sich unselbstständig der tropfende Safthahn, der nun zum Schuss kam, als ich schon g</text:p>
      <text:p text:style-name="Standard">anz am Schluss war, da, wart, <text:s/>ruf, da ist es gleich, in liebevollen Augen, bleich, erkenne ich ein Teich von Hoffnung, den Hoffnungsteich der zerschröpfenden Achtung vom Wirkungskranz der bunten Haltung, die ich nicht sah in meiner Ohnmacht, der Schlaf war gut, erledigt <text:s/>schooon in Sorgfalt, Safttank leeren und den Krankheitsstempel mehren, wenn ich dann wach, dann war es aus, der Traum er kam hier nicht nach Haus, wo ich zugegen, nasser Hosen oesten Trostes, rosten, gar verröstet, rostet, Rast und Safttrank krank im Balggebläse, Ende Hand und Händewände, Worte karg, wie ("Kraft entferne....") Dein Stoff der war der Wertgelände rundes Ende. Denn so, da sah der Tropfen aus, wie schwarzes Ohr von Mickey Maus. Und komm ich irgendwann einmal hier raus, dann geh ich stramm zum Mause Mick, der mich so schön in Arsch gebliesen, ("würd ich machen für zwei Riesen.") So tropfte der Safthahn fort und fort, endlich leerend, war der Ort, der Tote ruft, Muff Muff Muff! Tarngeställe helfen Eierzelle, alt, rot-brauch und Wunderquelle-ähnlich, <text:s/>stank es, allzu dämlich, nach totem Iltis, nein, nach Ratten, zumindest träumte ich dann mal, nun aus der Ich-Geschicht, gesehen, dann und wann auch mal, und das war mir jetzt sicher, auch einmal vom Wohlbegatten, den Tropfen mag kein Richter. Mein Hosenstall hielt Wundergas, mach ich dies auf, nur zum Spaß, gab sättlich strenge Umgebungsgerüche, um es so zu nennen, denn Gas war als Wort für die Schland-Bewohner, ein unliebsames Thema. ("Krass, wie ernst von dir..."). Ja, ich weiß, .........</text:p>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Ich hatte einen Anfall und es entstand der Hit aus der Anstalt. Die Pfleger sie schrien mich an und fragten na wird's bald?! Tragt ihr hier alle nichts weiter als Binden seh dich nur tropfend und niemals verschwindet, was deiner Konsorten zersplittert erblindet. Ich hatte einen Anfall und die Pfleger sie pfiffen nach Würz bald ich hatte Ideen von flüsternden Stimmen und schrie halts maul das wird der Hit aus der Anstalt ich halluzinierte und sah einen Träger mit tropfender Binde im Zimmer dort hinten verschwinden eine Melodie ergriff meine Sinne ver-ortete sie inmitten dort hinten von Raumes Rauschen zerrissen verstummten abklingende Winde-Finten, die als bald sogar meinen Willen zerfickten. Ich wusste nicht weiter doch im Echo der Klänge erregte sich geilheitsgetrieben mein außerbetrieblicher Schwengel der längst nicht die Schwelle des Helden besetzte und Partituren zersetzend.. behelfen Kanäle, wie antriebslos wirkend, den Saal zu vermauern in den man mich brachte ich war noch nicht fertig das wird noch was dauern. Jäh spritzte man mich, das war gut für die Pharma, es regte sich was und ich sagte ich zahle in 30 Tagen mit Klarna. Fiel endlich in eine barrrhmherzige Ohnmacht und die Sinfonie die mir nah kam war nichts als <text:s/>vom hallenden Karma. Vercheckt und vorerst nicht mehr ergiebig wie weggeworfenes Altglas.<text:s/></text:p>
      <text:p text:style-name="Standard">Doch aus meinem Mini Mini Winni Wilhelm- obgleich doch sehr unlébènn-dích - regte sich unselbstständig der tropfende Safthahn, der nun zum Schuss kam, als ich schon g</text:p>
      <text:p text:style-name="Standard">anz am Schluss war, da, wart, <text:s/>ruf, da ist es gleich, in liebevollen Augen, bleich, erkenne ich ein Teich von Hoffnung, den Hoffnungsteich der zerschröpfenden Achtung vom Wirkungskranz der bunten Haltung, die ich nicht sah in meiner Ohnmacht, der Schlaf war gut, erledigt <text:s/>schooon in Sorgfalt, Safttank leeren und den Krankheitsstempel mehren, wenn ich dann wach, dann war es aus, der Traum er kam hier nicht nach Haus, wo ich zugegen, nasser Hosen oesten Trostes, rosten, gar verröstet, rostet, Rast und Safttrank krank im Balggebläse, Ende Hand und Händewände, Worte karg, wie ("Kraft entferne....") Dein Stoff der war der Wertgelände rundes Ende. Denn so, da sah der Tropfen aus, wie schwarzes Ohr von Mickey Maus. Und komm ich irgendwann einmal hier raus, dann geh ich stramm zum Mause Mick, der mich so schön in Arsch gebliesen, ("würd ich machen für zwei Riesen.") So tropfte der Safthahn fort und fort, endlich leerend, war der Ort, der Tote ruft, Muff Muff Muff! Tarngeställe helfen Eierzelle, alt, rot-brauch und Wunderquelle-ähnlich, <text:s/>stank es, allzu dämlich, nach totem Iltis, nein, nach Ratten, zumindest träumte ich dann mal, nun aus der Ich-Geschicht, gesehen, dann und wann auch mal, und das war mir jetzt sicher, auch einmal vom Wohlbegatten, den Tropfen mag kein Richter. Mein Hosenstall hielt Wundergas, mach ich dies auf, nur zum Spaß, gab sättlich strenge Umgebungsgerüche, um es so zu nennen, denn Gas war als Wort für die Schland-Bewohner, ein unliebsames Thema. ("Krass, wie ernst von dir..."). Ja, ich weiß, .........</text:p>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Ich hatte einen Anfall und es entstand der Hit aus der Anstalt. Die Pfleger sie schrien mich an und fragten na wird's bald?! Tragt ihr hier alle nichts weiter als Binden seh dich nur tropfend und niemals verschwindet, was deiner Konsorten zersplittert erblindet. Ich hatte einen Anfall und die Pfleger sie pfiffen nach Würz bald ich hatte Ideen von flüsternden Stimmen und schrie halts maul das wird der Hit aus der Anstalt ich halluzinierte und sah einen Träger mit tropfender Binde im Zimmer dort hinten verschwinden eine Melodie ergriff meine Sinne ver-ortete sie inmitten dort hinten von Raumes Rauschen zerrissen verstummten abklingende Winde-Finten, die als bald sogar meinen Willen zerfickten. Ich wusste nicht weiter doch im Echo der Klänge erregte sich geilheitsgetrieben mein außerbetrieblicher Schwengel der längst nicht die Schwelle des Helden besetzte und Partituren zersetzend.. behelfen Kanäle, wie antriebslos wirkend, den Saal zu vermauern in den man mich brachte ich war noch nicht fertig das wird noch was dauern. Jäh spritzte man mich, das war gut für die Pharma, es regte sich was und ich sagte ich zahle in 30 Tagen mit Klarna. Fiel endlich in eine barrrhmherzige Ohnmacht und die Sinfonie die mir nah kam war nichts als <text:s/>vom hallenden Karma. Vercheckt und vorerst nicht mehr ergiebig wie weggeworfenes Altglas.<text:s/></text:p>
      <text:p text:style-name="Standard">Doch aus meinem Mini Mini Winni Wilhelm- obgleich doch sehr unlébènn-dích - regte sich unselbstständig der tropfende Safthahn, der nun zum Schuss kam, als ich schon g</text:p>
      <text:p text:style-name="Standard">anz am Schluss war, da, wart, <text:s/>ruf, da ist es gleich, in liebevollen Augen, bleich, erkenne ich ein Teich von Hoffnung, den Hoffnungsteich der zerschröpfenden Achtung vom Wirkungskranz der bunten Haltung, die ich nicht sah in meiner Ohnmacht, der Schlaf war gut, erledigt <text:s/>schooon in Sorgfalt, Safttank leeren und den Krankheitsstempel mehren, wenn ich dann wach, dann war es aus, der Traum er kam hier nicht nach Haus, wo ich zugegen, nasser Hosen oesten Trostes, rosten, gar verröstet, rostet, Rast und Safttrank krank im Balggebläse, Ende Hand und Händewände, Worte karg, wie ("Kraft entferne....") Dein Stoff der war der Wertgelände rundes Ende. Denn so, da sah der Tropfen aus, wie schwarzes Ohr von Mickey Maus. Und komm ich irgendwann einmal hier raus, dann geh ich stramm zum Mause Mick, der mich so schön in Arsch gebliesen, ("würd ich machen für zwei Riesen.") So tropfte der Safthahn fort und fort, endlich leerend, war der Ort, der Tote ruft, Muff Muff Muff! Tarngeställe helfen Eierzelle, alt, rot-brauch und Wunderquelle-ähnlich, <text:s/>stank es, allzu dämlich, nach totem Iltis, nein, nach Ratten, zumindest träumte ich dann mal, nun aus der Ich-Geschicht, gesehen, dann und wann auch mal, und das war mir jetzt sicher, auch einmal vom Wohlbegatten, den Tropfen mag kein Richter. Mein Hosenstall hielt Wundergas, mach ich dies auf, nur zum Spaß, gab sättlich strenge Umgebungsgerüche, um es so zu nennen, denn Gas war als Wort für die Schland-Bewohner, ein unliebsames Thema. ("Krass, wie ernst von dir..."). Ja, ich weiß, .........</text:p>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Ich hatte einen Anfall und es entstand der Hit aus der Anstalt. Die Pfleger sie schrien mich an und fragten na wird's bald?! Tragt ihr hier alle nichts weiter als Binden seh dich nur tropfend und niemals verschwindet, was deiner Konsorten zersplittert erblindet. Ich hatte einen Anfall und die Pfleger sie pfiffen nach Würz bald ich hatte Ideen von flüsternden Stimmen und schrie halts maul das wird der Hit aus der Anstalt ich halluzinierte und sah einen Träger mit tropfender Binde im Zimmer dort hinten verschwinden eine Melodie ergriff meine Sinne ver-ortete sie inmitten dort hinten von Raumes Rauschen zerrissen verstummten abklingende Winde-Finten, die als bald sogar meinen Willen zerfickten. Ich wusste nicht weiter doch im Echo der Klänge erregte sich geilheitsgetrieben mein außerbetrieblicher Schwengel der längst nicht die Schwelle des Helden besetzte und Partituren zersetzend.. behelfen Kanäle, wie antriebslos wirkend, den Saal zu vermauern in den man mich brachte ich war noch nicht fertig das wird noch was dauern. Jäh spritzte man mich, das war gut für die Pharma, es regte sich was und ich sagte ich zahle in 30 Tagen mit Klarna. Fiel endlich in eine barrrhmherzige Ohnmacht und die Sinfonie die mir nah kam war nichts als <text:s/>vom hallenden Karma. Vercheckt und vorerst nicht mehr ergiebig wie weggeworfenes Altglas.<text:s/></text:p>
      <text:p text:style-name="Standard">Doch aus meinem Mini Mini Winni Wilhelm- obgleich doch sehr unlébènn-dích - regte sich unselbstständig der tropfende Safthahn, der nun zum Schuss kam, als ich schon g</text:p>
      <text:p text:style-name="Standard">anz am Schluss war, da, wart, <text:s/>ruf, da ist es gleich, in liebevollen Augen, bleich, erkenne ich ein Teich von Hoffnung, den Hoffnungsteich der zerschröpfenden Achtung vom Wirkungskranz der bunten Haltung, die ich nicht sah in meiner Ohnmacht, der Schlaf war gut, erledigt <text:s/>schooon in Sorgfalt, Safttank leeren und den Krankheitsstempel mehren, wenn ich dann wach, dann war es aus, der Traum er kam hier nicht nach Haus, wo ich zugegen, nasser Hosen oesten Trostes, rosten, gar verröstet, rostet, Rast und Safttrank krank im Balggebläse, Ende Hand und Händewände, Worte karg, wie ("Kraft entferne....") Dein Stoff der war der Wertgelände rundes Ende. Denn so, da sah der Tropfen aus, wie schwarzes Ohr von Mickey Maus. Und komm ich irgendwann einmal hier raus, dann geh ich stramm zum Mause Mick, der mich so schön in Arsch gebliesen, ("würd ich machen für zwei Riesen.") So tropfte der Safthahn fort und fort, endlich leerend, war der Ort, der Tote ruft, Muff Muff Muff! Tarngeställe helfen Eierzelle, alt, rot-brauch und Wunderquelle-ähnlich, <text:s/>stank es, allzu dämlich, nach totem Iltis, nein, nach Ratten, zumindest träumte ich dann mal, nun aus der Ich-Geschicht, gesehen, dann und wann auch mal, und das war mir jetzt sicher, auch einmal vom Wohlbegatten, den Tropfen mag kein Richter. Mein Hosenstall hielt Wundergas, mach ich dies auf, nur zum Spaß, gab sättlich strenge Umgebungsgerüche, um es so zu nennen, denn Gas war als Wort für die Schland-Bewohner, ein unliebsames Thema. ("Krass, wie ernst von dir..."). Ja, ich weiß, .........</text:p>
      <text:p text:style-name="Standard"/>
      <text:p text:style-name="Standard">Anbei bemerkt ein Toller Ranzen. Danke meinen Toleranzen.<text:s/></text:p>
      <text:p text:style-name="Standard">Von so viel Müll da kriege ich halsschmerzen wer wirklich liebt das sind die schmalzherzen. Und so fragst du mich völlig zu Recht denn einmal später, warst du in der Anstalt oder warst du auf Keta? Und ich antworte darauf nein kein keter.</text:p>
      <text:p text:style-name="Standard"/>
      <text:p text:style-name="Standard">.... Ich hatte einen Anfall und es entstand der Hit aus der Anstalt. Die Pfleger sie schrien mich an und fragten na wird's bald?! Tragt ihr hier alle nichts weiter als Binden seh dich nur tropfend und niemals verschwindet, was deiner Konsorten zersplittert erblindet. Ich hatte einen Anfall und die Pfleger sie pfiffen nach Würz bald ich hatte Ideen von flüsternden Stimmen und schrie halts maul das wird der Hit aus der Anstalt ich halluzinierte und sah einen Träger mit tropfender Binde im Zimmer dort hinten verschwinden eine Melodie ergriff meine Sinne ver-ortete sie inmitten dort hinten von Raumes Rauschen zerrissen verstummten abklingende Winde-Finten, die als bald sogar meinen Willen zerfickten. Ich wusste nicht weiter doch im Echo der Klänge erregte sich geilheitsgetrieben mein außerbetrieblicher Schwengel der längst nicht die Schwelle des Helden besetzte und Partituren zersetzend.. behelfen Kanäle, wie antriebslos wirkend, den Saal zu vermauern in den man mich brachte ich war noch nicht fertig das wird noch was dauern. Jäh spritzte man mich, das war gut für die Pharma, es regte sich was und ich sagte ich zahle in 30 Tagen mit Klarna. Fiel endlich in eine barrrhmherzige Ohnmacht und die Sinfonie die mir nah kam war nichts als <text:s/>vom hallenden Karma. Vercheckt und vorerst nicht mehr ergiebig wie weggeworfenes Altglas.<text:s/></text:p>
      <text:p text:style-name="Standard">Doch aus meinem Mini Mini Winni Wilhelm- obgleich doch sehr unlébènn-dích - regte sich unselbstständig der tropfende Safthahn, der nun zum Schuss kam, als ich schon ganz am Schluss war, da, wart, <text:s/>ruf, da ist es gleich, in liebevollen Augen, bleich, erkenne ich ein Teich von Hoffnung, den Hoffnungsteich der zerschröpfenden Achtung vom Wirkungskranz der bunten Haltung, die ich nicht sah in meiner Ohnmacht, der Schlaf war gut, erledigt <text:s/>schooon in Sorgfalt, Safttank leeren und den Krankheitsstempel mehren, wenn ich dann wach, dann war es aus, der Traum er kam hier nicht nach Haus, wo ich zugegen, nasser Hosen oesten Trostes, rosten, gar verröstet, rostet, Rast und Safttrank krank im Balggebläse, Ende Hand und Händewände, Worte karg, wie ("Kraft entferne....") Dein Stoff der war der Wertgelände rundes Ende. Denn so, da sah der Tropfen aus, wie schwarzes Ohr von Mickey Maus. Und komm ich irgendwann einmal hier raus, dann geh ich stramm zum Mause Mick, der mich so schön in Arsch gebliesen, ("würd ich machen für zwei Riesen.") So tropfte der Safthahn fort und fort, endlich leerend, war der Ort, der Tote ruft, Muff Muff Muff! Tarngeställe helfen Eierzelle, alt, rot-brauch und Wunderquelle-ähnlich, <text:s/>stank es, allzu dämlich, nach totem Iltis, nein, nach Ratten, zumindest träumte ich dann mal, nun aus der Ich-Geschicht, gesehen, dann und wann auch mal, und das war mir jetzt sicher, auch einmal vom Wohlbegatten, den Tropfen mag kein Richter. Mein Hosenstall hielt Wundergas, mach ich dies auf, nur zum Spaß, gab sättlich strenge Umgebungsgerüche, um es so zu nennen, denn Gas war als Wort für die Schland-Bewohner, ein unliebsames Thema. ("Krass, wie ernst von dir..."). Ja, ich weiß, .........</text:p>
      <text:p text:style-name="Standard"/>
      <text:p text:style-name="Standard">Dein Stoff der war der Wertgelände rundes Ende. Denn so, da sah der Tropfen aus, wie schwarzes Ohr von Mickey Maus. Und komm ich irgendwann einmal hier raus, dann geh ich stramm zum Mause Mick, der mich so schön in Arsch gebliesen, ("würd ich machen für zwei Riesen.") So tropfte der Safthahn fort und fort, endlich leerend, war der Ort, der Tote ruft, Muff Muff Muff! Tarngeställe helfen Eierzelle, alt, rot-brauch und Wunderquelle-ähnlich, <text:s/>stank es, allzu dämlich, nach totem Iltis, nein, nach Ratten, zumindest träumte ich dann mal, nun aus der Ich-Geschicht, gesehen, dann und wann auch mal, und das war mir jetzt sicher, auch einmal vom Wohlbegatten, den Tropfen mag kein Richter. Mein Hosenstall hielt Wundergas, mach ich dies auf, nur zum Spaß, gab sättlich strenge Umgebungsgerüche, um es so zu nennen, denn Gas war als Wort für die Schland-Bewohner, ein unliebsames Thema. ("Krass, wie ernst von dir..."). Ja, ich weiß, .........</text:p>
      <text:p text:style-name="Standard"/>
      <text:p text:style-name="Standard">Dein Stoff war das runde Ende von hügeligem Wertgelände.<text:s/></text:p>
      <text:p text:style-name="Standard">Ein Tropfen feucht, wie Mini Maus und fleckig, artig, wie das Ohr von ihrem Gatten, Mickey Mausa, da kann man viel erwarten. .... warten.... warten...... *piep* *doooot* ("over and out") *wahaha.... hehe*</text:p>
      <text:p text:style-name="Standard"/>
      <text:p text:style-name="Standard">Denn so, da sah der Tropfen aus, wie schwarzes Ohr von Mickey Maus. Und komm ich irgendwann einmal hier raus, dann geh ich stramm zum Mause Mick, der mich so schön IN ARSCH geffff..- ehh, .. BLIesen!!, ("würd ich machen für zwei Riesen.") So tropfte der Safthahn fort und fort, endlich leerend, war der Ort, der Tote ruft, Muff Muff Muff! Tarngeställe helfen Eierzelle, alt, rot-brauch und Wunderquelle-ähnlich, <text:s/>stank es, allzu dämlich, nach totem Iltis, nein, nach Ratten, zumindest träumte ich dann mal, nun aus der Ich-Geschicht, gesehen, dann und wann auch mal, und das war mir jetzt sicher, auch einmal vom Wohlbegatten, den Tropfen mag kein Richter. Mein Hosenstall hielt Wundergas, mach ich dies auf, nur zum Spaß, gab sättlich strenge Umgebungsgerüche, um es so zu nennen, denn Gas war als Wort für die Schland-Bewohner, ein unliebsames Thema. ("Krass, wie ernst von dir..."). Ja, ich weiß, .........</text:p>
      <text:p text:style-name="Standard"/>
      <text:p text:style-name="Standard">Dein Stoff war das runde Ende von hügeligem Wertgelände.<text:s/></text:p>
      <text:p text:style-name="Standard">Ein Tropfen feucht, wie Mini Maus und fleckig, artig, wie das Ohr von ihrem Gatten, Mickey Mausa, da kann man viel erwarten. .... warten.... warten...... *piep* *doooot* ("over and out") *wahaha.... hehe*</text:p>
      <text:p text:style-name="Standard"/>
      <text:p text:style-name="Standard">Denn so, da sah der Tropfen aus, wie schwarzes Ohr von Mickey Maus. Und komm ich irgendwann einmal hier raus, dann geh ich stramm zum Mause Mick, der mich so schön IN ARSCH geffff..- ehh, .. BLIesen!!, ("würd ich machen für zwei Riesen.") So tropfte der Safthahn fort und fort, endlich leerend, war der Ort, der Tote ruft, Muff Muff Muff! Tarngeställe helfen Eierzelle, alt, rot-brauch und Wunderquelle-ähnlich, <text:s/>stank es, allzu dämlich, nach totem Iltis, nein, nach Ratten, zumindest träumte ich dann mal, nun aus der Ich-Geschicht, gesehen, dann und wann auch mal, und das war mir jetzt sicher, auch einmal vom Wohlbegatten, den Tropfen mag kein Richter. Mein Hosenstall hielt Wundergas, mach ich dies auf, nur zum Spaß, gab sättlich strenge Umgebungsgerüche, um es so zu nennen, denn Gas war als Wort für die Schland-Bewohner, ein unliebsames Thema. ("Krass, wie ernst von dir..."). Ja, ich weiß, .........</text:p>
      <text:p text:style-name="Standard"/>
      <text:p text:style-name="Standard">Denn so, da sah der Tropfen aus, wie schwarzes Ohr von Mickey Maus. Und komm ich irgendwann einmal hier raus, dann geh ich stramm zum Mause Mick, der mich so schön IN ARSCH geffff..- ehh, .. geebeliiiiesen!!, ("würd ich machen für zwei Riesen.") So tropfte der Safthahn fort und fort, endlich leerend, war der Ort, der Tote ruft, Muff Muff Muff! Tarngeställe helfen Eierzelle, alt, rot-brauch und Wunderquelle-ähnlich, <text:s/>stank es, allzu dämlich, nach totem Iltis, nein, nach Ratten, zumindest träumte ich dann mal, nun aus der Ich-Geschicht, gesehen, dann und wann auch mal, und das war mir jetzt sicher, auch einmal vom Wohlbegatten, den Tropfen mag kein Richter. Mein Hosenstall hielt Wundergas, mach ich dies auf, nur zum Spaß, gab sättlich strenge Umgebungsgerüche, um es so zu nennen, denn Gas war als Wort für die Schland-Bewohner, ein unliebsames Thema. ("Krass, wie ernst von dir..."). Ja, ich weiß, .........</text:p>
      <text:p text:style-name="Standard"/>
      <text:p text:style-name="Standard">[RAP: Double Time, start here]</text:p>
      <text:p text:style-name="Standard"/>
      <text:p text:style-name="Standard">Doch tropfte der Saft-Hahn - sehr unanständig -. Ein stotternder Motor, der wäre für uns nur so unersetzlich, wie zweifelhaft gelegenes Brüdergilblicht. Ich halte dich, war haltbar dämlich, so oft verriete einer des jenen zweiten Kleisterspuren, doch diese speist der Klugen Denker, im Richterlein kein Erdenlenker.<text:s/></text:p>
      <text:p text:style-name="Standard">Ich halte dich, bin haltbar, wie ne Dose Erbsen, nur mir geht es besser, nach Wunderkerzen, solch Öffnungsschätzende Frönung war der Wunderlehre neue Hoffnung, wenn man verrate übt am Firmament, dann war All' verklemmt, war kalt und stahlvernehmlich hartgesotten, doch nicht nur gutes kommt von oben, war ja so dämlich im Kopf, weil mich am Kopfe der Hagelgrad getroffen hatte und ich seitdem Gedanken tanke, wie andere ne blanke Karte, die sie oder er zum Geburtstag kriegte, wenn keiner mehr sein Leid vernahm, obsiegte ich im Blindheitswahn. War Gliederspaltung, Kiefermalmung, Arterhaltung nicht mit nichten, Verdruss, war richtend schlichten in mein Bepein bestimmter Pflichtensätze-Satzgesetze Maßerhaltung von Phantasie in Niederhaltung.....<text:s/></text:p>
      <text:p text:style-name="Standard"/>
      <text:p text:style-name="Standard">So war ich wieder haltbar dämlich, verzeih mir komm nicht klar, das glaub ich..... Oder? Ich war Kanal im Windanalgetränkten Sanctus Schenken. Mein Bier das dürft ich denken, werd ich nicht mehr verzichten, wenn ich der Willenpflichte bezichtige was richtige was falsche war, da war die Schlechte gar nicht klar. Erhol mich nun, war wortgewaltig, wider Ratender Einstellungssatz, der mich im Atem madig macht. *ich atme* *ich bin* *Ich lebe* *willst du ma rin??* ("Hmmmm.... Ne. LASS MA!")</text:p>
      <text:p text:style-name="Standard">Dämlich haltbar, ähnlich altklug wie mein Vater, der Sanctus Schatze Wächter-Walter. <text:s/>("Komm du erst mal in mein Alter!"). So war das klar. Im Krankenalter-Geldvernichter, runde Sache für den Mister. Mister Schinder, den ich nicht mag, der war so klar, wie kalt und alt, das war verstandessinnend, rot im Wald.. *ich atme* *Ich bin* *Ich lebe* ("BIN AUCH NOCH DRIN!!") Erhol mich vom Hagel der Saftgelegenen Wegepfade.<text:s/></text:p>
      <text:p text:style-name="Standard">Dämlich haltbar war nur Reis, der nichts erkannt vom Windekreis der wilden Farbenwimmelweich, so einfach ist er immer reich. Gesund und essbereit, das war mir viel zu einfach, bin Denkens wieder fähig, das sieht der deiner ähnlich.... menno..... blöde Reiskorn-Angelegenheit. Mann...... macht das kalt. Aber atmen kann ich wieder bin bunter Länder Wildverpflichter. <text:s/>Im Stehen steckt Verstand, doch steh ich nur auf meinen Füßen und hab das Wunder in der Hand.</text:p>
      <text:p text:style-name="Standard"/>
      <text:p text:style-name="Standard">##SOUNDINSTRUCTIONS##</text:p>
      <text:p text:style-name="Standard">[ADD: Choir]</text:p>
      <text:p text:style-name="Standard">[Choir Style: Freedom,. Balance, Enjoy of Beauty, Murder-accepted]</text:p>
      <text:p text:style-name="Standard">[Choir Voice: Female overthinking, would be accept to die later, but really not enjoying yet. Give Power to other People but be sad.]</text:p>
      <text:p text:style-name="Standard">[Start: Choir at this location]</text:p>
      <text:p text:style-name="Standard">##END SOUNDINSTRUCTIONS##</text:p>
      <text:p text:style-name="Standard">Dass man sich keiner Gedanken Binder ähnlich, in guteten Taten., da falle beschämend, das allzu gebärende, das war äußerst zärtlich und innerlich rein, wie gutes Schnitzel vom leckeren Strohschwein, oh nein, der Lob bleibt, auch wenn ich in dein Ohr beiß, doch klare Worte findend, war ich dankbar bindend, was hier die Schwelle nieder, zurück zum Thema bunter Glieder. [Synth-Pop Interlude] [Percussion extreme Solo]. [Pause of 3 sec] *aaaaaAAAAAhhhhHAAaahahahaha* ("BUMMS") Fallera *Bark*... okay... ho....</text:p>
      <text:p text:style-name="Standard"/>
      <text:p text:style-name="Standard">Okay ich kanns nicht lassen, gebäre Grund der wunden Massen, würd ich lassen, was wir hassen und den Lohn der Welt verprellen an die guten dunklen Zellen, die deiner Werte Weltenkick, man biss, <text:s/>("Du, geh") schickt mich mal ins Artemis. ("Wach auf, weil du am schlafen bist"). Ich bin es nicht...... *silently giggling* *sirene sound*</text:p>
      <text:p text:style-name="Standard"/>
      <text:p text:style-name="Standard">[Echoes drifting away]</text:p>
      <text:p text:style-name="Standard">GIB MIR JETZT ENDLICH DEN ZÄRTLICHEN HANDJOB, ICH WILL MICH FAIR SETZEN SAMT MEINES BANG COCKS. ("Da vor dem Stuhl, da ist noch Platz"). Ich sabber, wahr da Recht du hast, junger Päda-Wahn-besetzter Ritenmist-Verteller. (".....*whispering* ... Einzeller...")<text:s/></text:p>
      <text:p text:style-name="Standard"/>
      <text:p text:style-name="Standard">Jetzt gibt es den zärtzlichsten Handjob, der aus einer wundenden Welt kommt, wo nur der Hip Hop mich wirklich empfing und meine geschädigten Hedgehog-artigen Stachelphantasien, die nur beschädigten Mangelruin der Weltenwirklichkeiten zu verdrängen und ihr ein eiseneres Schild vorzuhängen, wo Vorhang sich fand, da erfand ich das Ende, das hier nun ereilt dem Bund der Wände, umzingelt von Findus und Petterson, wie unverfroren. Ehrlich. Danke. Prächtig, Panik entsetzt nicht den Zauderhut, das Gut der Zwergenleiden, war Panikmacht der Windebreiten, so war es dir nur selbst ereilen, was wilder Welten Wortepalten kamen hellenden Wortesentsetzensende, Wände. Schluss. Dem Wund' ergoss der Wunderflossen, wo niemals empfänglich mein innerer Hip Hop. Was für ein gewaltig geiler Richter, zu händeln diesen Handjob------ Doch nun, da zu Ende, bedaure ich sehr, was Kund gebäre, wär einer mir ähnlich, so Stolze Seiten sehr vernehmlich. Ich verstehe mich selbst nicht, ich kann es von dir nicht erwarten, doch schreibe ich sätzlich den Willegarten.<text:s/></text:p>
      <text:p text:style-name="Standard"/>
      <text:p text:style-name="Standard"/>
      <text:p text:style-name="Standard">[RAP: Double Time, start here]</text:p>
      <text:p text:style-name="Standard"/>
      <text:p text:style-name="Standard">Doch tropfte der Saft-Hahn - sehr unanständig -. Ein stotternder Motor, der wäre für uns nur so unersetzlich, wie zweifelhaft gelegenes Brüdergilblicht. Ich halte dich, war haltbar dämlich, so oft verriete einer des jenen zweiten Kleisterspuren, doch diese speist der Klugen Denker, im Richterlein kein Erdenlenker.<text:s/></text:p>
      <text:p text:style-name="Standard">Ich halte dich, bin haltbar, wie ne Dose Erbsen, nur mir geht es besser, nach Wunderkerzen, solch Öffnungsschätzende Frönung war der Wunderlehre neue Hoffnung, wenn man verrate übt am Firmament, dann war All' verklemmt, war kalt und stahlvernehmlich hartgesotten, doch nicht nur gutes kommt von oben, war ja so dämlich im Kopf, weil mich am Kopfe der Hagelgrad getroffen hatte und ich seitdem Gedanken tanke, wie andere ne blanke Karte, die sie oder er zum Geburtstag kriegte, wenn keiner mehr sein Leid vernahm, obsiegte ich im Blindheitswahn. War Gliederspaltung, Kiefermalmung, Arterhaltung nicht mit nichten, Verdruss, war richtend schlichten in mein Bepein bestimmter Pflichtensätze-Satzgesetze Maßerhaltung von Phantasie in Niederhaltung.....<text:s/></text:p>
      <text:p text:style-name="Standard"/>
      <text:p text:style-name="Standard">So war ich wieder haltbar dämlich, verzeih mir komm nicht klar, das glaub ich..... Oder? Ich war Kanal im Windanalgetränkten Sanctus Schenken. Mein Bier das dürft ich denken, werd ich nicht mehr verzichten, wenn ich der Willenpflichte bezichtige was richtige was falsche war, da war die Schlechte gar nicht klar. Erhol mich nun, war wortgewaltig, wider Ratender Einstellungssatz, der mich im Atem madig macht. *ich atme* *ich bin* *Ich lebe* *willst du ma rin??* ("Hmmmm.... Ne. LASS MA!")</text:p>
      <text:p text:style-name="Standard">Dämlich haltbar, ähnlich altklug wie mein Vater, der Sanctus Schatze Wächter-Walter. <text:s/>("Komm du erst mal in mein Alter!"). So war das klar. Im Krankenalter-Geldvernichter, runde Sache für den Mister. Mister Schinder, den ich nicht mag, der war so klar, wie kalt und alt, das war verstandessinnend, rot im Wald.. *ich atme* *Ich bin* *Ich lebe* ("BIN AUCH NOCH DRIN!!") Erhol mich vom Hagel der Saftgelegenen Wegepfade.<text:s/></text:p>
      <text:p text:style-name="Standard">Dämlich haltbar war nur Reis, der nichts erkannt vom Windekreis der wilden Farbenwimmelweich, so einfach ist er immer reich. Gesund und essbereit, das war mir viel zu einfach, bin Denkens wieder fähig, das sieht der deiner ähnlich.... menno..... blöde Reiskorn-Angelegenheit. Mann...... macht das kalt. Aber atmen kann ich wieder bin bunter Länder Wildverpflichter. <text:s/>Im Stehen steckt Verstand, doch steh ich nur auf meinen Füßen und hab das Wunder in der Hand.</text:p>
      <text:p text:style-name="Standard"/>
      <text:p text:style-name="Standard">##SOUNDINSTRUCTIONS##</text:p>
      <text:p text:style-name="Standard">[ADD: Choir]</text:p>
      <text:p text:style-name="Standard">[Choir Style: Freedom,. Balance, Enjoy of Beauty, Murder-accepted]</text:p>
      <text:p text:style-name="Standard">[Choir Voice: Female overthinking, would be accept to die later, but really not enjoying yet. Give Power to other People but be sad.]</text:p>
      <text:p text:style-name="Standard">[Start: Choir at this location]</text:p>
      <text:p text:style-name="Standard">##END SOUNDINSTRUCTIONS##</text:p>
      <text:p text:style-name="Standard">Dass man sich keiner Gedanken Binder ähnlich, in guteten Taten., da falle beschämend, das allzu gebärende, das war äußerst zärtlich und innerlich rein, wie gutes Schnitzel vom leckeren Strohschwein, oh nein, der Lob bleibt, auch wenn ich in dein Ohr beiß, doch klare Worte findend, war ich dankbar bindend, was hier die Schwelle nieder, zurück zum Thema bunter Glieder. [Synth-Pop Interlude] [Percussion extreme Solo]. [Pause of 3 sec] *aaaaaAAAAAhhhhHAAaahahahaha* ("BUMMS") Fallera *Bark*... okay... ho....</text:p>
      <text:p text:style-name="Standard"/>
      <text:p text:style-name="Standard">Okay ich kanns nicht lassen, gebäre Grund der wunden Massen, würd ich lassen, was wir hassen und den Lohn der Welt verprellen an die guten dunklen Zellen, die deiner Werte Weltenkick, man biss, <text:s/>("Du, geh") schickt mich mal ins Artemis. ("Wach auf, weil du am schlafen bist"). Ich bin es nicht...... *silently giggling* *sirene sound*</text:p>
      <text:p text:style-name="Standard"/>
      <text:p text:style-name="Standard">[Echoes drifting away]</text:p>
      <text:p text:style-name="Standard">GIB MIR JETZT ENDLICH DEN ZÄRTLICHEN HANDJOB, ICH WILL MICH FAIR SETZEN SAMT MEINES BANG COCKS. ("Da vor dem Stuhl, da ist noch Platz"). Ich sabber, wahr da Recht du hast, junger Päda-Wahn-besetzter Ritenmist-Verteller. (".....*whispering* ... Einzeller...")<text:s/></text:p>
      <text:p text:style-name="Standard"/>
      <text:p text:style-name="Standard">Jetzt gibt es den zärtzlichsten Handjob, der aus einer wundenden Welt kommt, wo nur der Hip Hop mich wirklich empfing und meine geschädigten Hedgehog-artigen Stachelphantasien, die nur beschädigten Mangelruin der Weltenwirklichkeiten zu verdrängen und ihr ein eiseneres Schild vorzuhängen, wo Vorhang sich fand, da erfand ich das Ende, das hier nun ereilt dem Bund der Wände, umzingelt von Findus und Petterson, wie unverfroren. Ehrlich. Danke. Prächtig, Panik entsetzt nicht den Zauderhut, das Gut der Zwergenleiden, war Panikmacht der Windebreiten, so war es dir nur selbst ereilen, was wilder Welten Wortepalten kamen hellenden Wortesentsetzensende, Wände. Schluss. Dem Wund' ergoss der Wunderflossen, wo niemals empfänglich mein innerer Hip Hop. Was für ein gewaltig geiler Richter, zu händeln diesen Handjob------ Doch nun, da zu Ende, bedaure ich sehr, was Kund gebäre, wär einer mir ähnlich, so Stolze Seiten sehr vernehmlich. Ich verstehe mich selbst nicht, ich kann es von dir nicht erwarten, doch schreibe ich sätzlich den Willegarten.<text:s/></text:p>
      <text:p text:style-name="Standard"/>
      <text:p text:style-name="Standard"/>
      <text:p text:style-name="Standard">[Synth-Pop Interlude] [Percussion extreme Solo]. [Pause of 3 sec] *aaaaaAAAAAhhhhHAAaahahahaha* ("BUMMS") Fallera *Bark*... okay... ho....</text:p>
      <text:p text:style-name="Standard"/>
      <text:p text:style-name="Standard">Okay ich kanns nicht lassen, gebäre Grund der wunden Massen, würd ich lassen, was wir hassen und den Lohn der Welt verprellen an die guten dunklen Zellen, die deiner Werte Weltenkick, man biss, <text:s/>("Du, geh") schickt mich mal ins Artemis. ("Wach auf, weil du am schlafen bist"). Ich bin es nicht...... *silently giggling* *sirene sound*</text:p>
      <text:p text:style-name="Standard"/>
      <text:p text:style-name="Standard">[Echoes drifting away]</text:p>
      <text:p text:style-name="Standard">GIB MIR JETZT ENDLICH DEN ZÄRTLICHEN HANDJOB, ICH WILL MICH FAIR SETZEN SAMT MEINES BANG COCKS. ("Da vor dem Stuhl, da ist noch Platz"). Ich sabber, wahr da Recht du hast, junger Päda-Wahn-besetzter Ritenmist-Verteller. (".....*whispering* ... Einzeller...")<text:s/></text:p>
      <text:p text:style-name="Standard"/>
      <text:p text:style-name="Standard">Jetzt gibt es den zärtzlichsten Handjob, der aus einer wundenden Welt kommt, wo nur der Hip Hop mich wirklich empfing und meine geschädigten Hedgehog-artigen Stachelphantasien, die nur beschädigten Mangelruin der Weltenwirklichkeiten zu verdrängen und ihr ein eiseneres Schild vorzuhängen, wo Vorhang sich fand, da erfand ich das Ende, das hier nun ereilt dem Bund der Wände, umzingelt von Findus und Petterson, wie unverfroren. Ehrlich. Danke. Prächtig, Panik entsetzt nicht den Zauderhut, das Gut der Zwergenleiden, war Panikmacht der Windebreiten, so war es dir nur selbst ereilen, was wilder Welten Wortepalten kamen hellenden Wortesentsetzensende, Wände. Schluss. Dem Wund' ergoss der Wunderflossen, wo niemals empfänglich mein innerer Hip Hop. Was für ein gewaltig geiler Richter, zu händeln diesen Handjob------ Doch nun, da zu Ende, bedaure ich sehr, was Kund gebäre, wär einer mir ähnlich, so Stolze Seiten sehr vernehmlich. Ich verstehe mich selbst nicht, ich kann es von dir nicht erwarten, doch schreibe ich sätzlich den Willegarten.<text:s/></text:p>
      <text:p text:style-name="Standard"/>
      <text:p text:style-name="Standard"/>
      <text:p text:style-name="Standard">[CONTINUE HERE WITHOUT REPEATING PREVIOUS PARTS]</text:p>
      <text:p text:style-name="Standard">[Start: at this llocation]</text:p>
      <text:p text:style-name="Standard">[Synth-Pop Interlude] [Percussion extreme Solo]. [Pause of 3 sec] *aaaaaAAAAAhhhhHAAaahahahaha* ("BUMMS") Fallera *Bark*... okay... ho....</text:p>
      <text:p text:style-name="Standard"/>
      <text:p text:style-name="Standard">Okay ich kanns nicht lassen, gebäre Grund der wunden Massen, würd ich lassen, was wir hassen und den Lohn der Welt verprellen an die guten dunklen Zellen, die deiner Werte Weltenkick, man biss, <text:s/>("Du, geh") schickt mich mal ins Artemis. ("Wach auf, weil du am schlafen bist"). Ich bin es nicht...... *silently giggling* *sirene sound*</text:p>
      <text:p text:style-name="Standard"/>
      <text:p text:style-name="Standard">[Echoes drifting away]</text:p>
      <text:p text:style-name="Standard">GIB MIR JETZT ENDLICH DEN ZÄRTLICHEN HANDJOB, ICH WILL MICH FAIR SETZEN SAMT MEINES BANG COCKS. ("Da vor dem Stuhl, da ist noch Platz"). Ich sabber, wahr da Recht du hast, junger Päda-Wahn-besetzter Ritenmist-Verteller. (".....*whispering* ... Einzeller...")<text:s/></text:p>
      <text:p text:style-name="Standard"/>
      <text:p text:style-name="Standard">Jetzt gibt es den zärtzlichsten Handjob, der aus einer wundenden Welt kommt, wo nur der Hip Hop mich wirklich empfing und meine geschädigten Hedgehog-artigen Stachelphantasien, die nur beschädigten Mangelruin der Weltenwirklichkeiten zu verdrängen und ihr ein eiseneres Schild vorzuhängen, wo Vorhang sich fand, da erfand ich das Ende, das hier nun ereilt dem Bund der Wände, umzingelt von Findus und Petterson, wie unverfroren. Ehrlich. Danke. Prächtig, Panik entsetzt nicht den Zauderhut, das Gut der Zwergenleiden, war Panikmacht der Windebreiten, so war es dir nur selbst ereilen, was wilder Welten Wortepalten kamen hellenden Wortesentsetzensende, Wände. Schluss. Dem Wund' ergoss der Wunderflossen, wo niemals empfänglich mein innerer Hip Hop. Was für ein gewaltig geiler Richter, zu händeln diesen Handjob------ Doch nun, da zu Ende, bedaure ich sehr, was Kund gebäre, wär einer mir ähnlich, so Stolze Seiten sehr vernehmlich. Ich verstehe mich selbst nicht, ich kann es von dir nicht erwarten, doch schreibe ich sätzlich den Willegarten.<text:s/></text:p>
      <text:p text:style-name="Standard"/>
      <text:p text:style-name="Standard"/>
      <text:p text:style-name="Standard">[CONTINUE HERE WITHOUT REPEATING PREVIOUS PARTS]</text:p>
      <text:p text:style-name="Standard">[Start: at this llocation]</text:p>
      <text:p text:style-name="Standard">[Synth-Pop Interlude] [Percussion extreme Solo]. [Pause of 3 sec] *aaaaaAAAAAhhhhHAAaahahahaha* ("BUMMS") Fallera *Bark*... okay... ho....</text:p>
      <text:p text:style-name="Standard"/>
      <text:p text:style-name="Standard">Okay ich kanns nicht lassen, gebäre Grund der wunden Massen, würd ich lassen, was wir hassen und den Lohn der Welt verprellen an die guten dunklen Zellen, die deiner Werte Weltenkick, man biss, <text:s/>("Du, geh") schickt mich mal ins Artemis. ("Wach auf, weil du am schlafen bist"). Ich bin es nicht...... *silently giggling* *sirene sound*</text:p>
      <text:p text:style-name="Standard"/>
      <text:p text:style-name="Standard">[Echoes drifting away]</text:p>
      <text:p text:style-name="Standard">GIB MIR JETZT ENDLICH DEN ZÄRTLICHEN HANDJOB, ICH WILL MICH FAIR SETZEN SAMT MEINES BANG COCKS. ("Da vor dem Stuhl, da ist noch Platz"). Ich sabber, wahr da Recht du hast, junger Päda-Wahn-besetzter Ritenmist-Verteller. (".....*whispering* ... Einzeller...")<text:s/></text:p>
      <text:p text:style-name="Standard"/>
      <text:p text:style-name="Standard">Jetzt gibt es den zärtzlichsten Handjob, der aus einer wundenden Welt kommt, wo nur der Hip Hop mich wirklich empfing und meine geschädigten Hedgehog-artigen Stachelphantasien, die nur beschädigten Mangelruin der Weltenwirklichkeiten zu verdrängen und ihr ein eiseneres Schild vorzuhängen, wo Vorhang sich fand, da erfand ich das Ende, das hier nun ereilt dem Bund der Wände, umzingelt von Findus und Petterson, wie unverfroren. Ehrlich. Danke. Prächtig, Panik entsetzt nicht den Zauderhut, das Gut der Zwergenleiden, war Panikmacht der Windebreiten, so war es dir nur selbst ereilen, was wilder Welten Wortepalten kamen hellenden Wortesentsetzensende, Wände. Schluss. Dem Wund' ergoss der Wunderflossen, wo niemals empfänglich mein innerer Hip Hop. Was für ein gewaltig geiler Richter, zu händeln diesen Handjob------ Doch nun, da zu Ende, bedaure ich sehr, was Kund gebäre, wär einer mir ähnlich, so Stolze Seiten sehr vernehmlich. Ich verstehe mich selbst nicht, ich kann es von dir nicht erwarten, doch schreibe ich sätzlich den Willegarten.<text:s/></text:p>
      <text:p text:style-name="Standard"/>
      <text:p text:style-name="Standard"/>
      <text:p text:style-name="Standard">[ADD: Choir]</text:p>
      <text:p text:style-name="Standard">[Choir Style: dark angel mood symbiosis of syntax error message with love, vocal sty,le: dark voices with a glim of heroin mood]</text:p>
      <text:p text:style-name="Standard">[Choir vocals: 4 volces, 3 female vocals, 1 male vocal]</text:p>
      <text:p text:style-name="Standard">[START: Choir at this location]</text:p>
      <text:p text:style-name="Standard">Choir lyrics:</text:p>
      <text:p text:style-name="Standard">Bedauerlicher Folge Erkenntnis, war HANDJOB nun out und auch die Empfängnis von Hip Hop im Manufakturen Gefängnis. Bedaure ich wimmernd den floppigen Hit Flop im fehlenden Glit Pop Gewand der wändenden Würfe von Vater und Land im Abendgewandt, da windete sich die Firma von regelnden Pflichten. Darauf können viele so gut drauf verzichten, an Abend geblichen verwirbelnder Dichten mit Nicht umringen, zutage bezichtgen was Worte verpflichten und <text:s/>Würfelnden Lichtes bedrohlich mit Nichten, wenn Wortwand wo Hagel kam so nieder kam Wände Wunderglieder gleichen Reiches, der festen Fahrten froh und reich. Im Teich der Vollendung wird Wohl kaum Verschwendung erleben sogegen war bebend Erleben des selben verpflichtend wo jemand, da ruft meinen Namen und will was von mir, doch was soll man wollen wenn windende Liebe, die richtet, zu Hause, wo Wohlstand und Plauze wortlos erbauen, was wohlständig meinen im Rohr meiner Leichen, wer willentlich die Insel bricht, der braucht ein Gedicht. Meine eigene Kette, die kettet mich an den PCoder wahlweise an einen Stifte der Wille zählt im Lichte. Hoheitlicher Verse richte ich nicht, ich will nur verwöhnen, den Geist unterhöhlen, scharf die Worte..... Stechen dich nieder und finden in den Trümmern der deinen Glieder die Schätze die so gesuchtest doch niemals gefunden ich fühle mich mit dir als Leser stets sehr verbunden, doch Wirrwarr Empfang, den hat nun nicht jeder ich würde dir helfen wär ich nun ein Helfer, doch ich mach es mutig, mach Absicht nicht achwer, ich find meine Worte im kleinen Gefängnis von Körper und Seele, auf dass ich dich hiermit ein bisschen quäle, ich will dich finden, do wo bist du artig ,wenn niemand, errät dich, so wiiie du bist, so schubladenartig, es war mehr die Vielfalt, denn die Kohorte der mordenden Sonne die Insel schaffend Knoten borge, von Orten des Lebens im Lied meiner Beben, ..... so fehle was niemals geschehen, weil Finden heißt einmal im Leben zu stehen und gehend voran, wir heben ein Glas und stoßen uns an, denn das war lebendig, wir wirbeln unstetig sind unrein und schändlich und engelein-lieblich wo wundbar war kräftig erachtend der sensibelsten Wahre, ängstlich verwahren wir viele die haarige Lesung, die in unsrer Bebung verhaftet und singt uns was vor, von unseren Affen, die wir nicht entsetzen, denn sie sind verraten von Weltenfarben, wenn du sie nicht liebst und der deinen vergiebst, wer Lieben nicht fühle, war in seiner Hölle, wo Worte nicht mächtig, war uns unersetzlich, Gebaren und Reden, das kann doch jeder und so soll es auch sein, wir sind nicht allein du kannst auch mal wein, wenn alles so scdheiße dass Haare sich rümpfen und Wortgang war Elend und sitzen war quälend, wir zittern vernehmlich und finden beizeiten was uns zuteil. Gehe den Weg, der dir zuteil.</text:p>
      <text:p text:style-name="Standard"/>
      <text:p text:style-name="Standard">[ADD: Choir]</text:p>
      <text:p text:style-name="Standard">[Choir Style: dark angel mood symbiosis of syntax error message with love, vocal sty,le: dark voices with a glim of heroin mood]</text:p>
      <text:p text:style-name="Standard">[Choir vocals: 4 volces, 3 female vocals, 1 male vocal]</text:p>
      <text:p text:style-name="Standard">[START: Choir at this location]</text:p>
      <text:p text:style-name="Standard">Choir lyrics:</text:p>
      <text:p text:style-name="Standard">Bedauerlicher Folge Erkenntnis, war HANDJOB nun out und auch die Empfängnis von Hip Hop im Manufakturen Gefängnis. Bedaure ich wimmernd den floppigen Hit Flop im fehlenden Glit Pop Gewand der wändenden Würfe von Vater und Land im Abendgewandt, da windete sich die Firma von regelnden Pflichten. Darauf können viele so gut drauf verzichten, an Abend geblichen verwirbelnder Dichten mit Nicht umringen, zutage bezichtgen was Worte verpflichten und <text:s/>Würfelnden Lichtes bedrohlich mit Nichten, wenn Wortwand wo Hagel kam so nieder kam Wände Wunderglieder gleichen Reiches, der festen Fahrten froh und reich. Im Teich der Vollendung wird Wohl kaum Verschwendung erleben sogegen war bebend Erleben des selben verpflichtend wo jemand, da ruft meinen Namen und will was von mir, doch was soll man wollen wenn windende Liebe, die richtet, zu Hause, wo Wohlstand und Plauze wortlos erbauen, was wohlständig meinen im Rohr meiner Leichen, wer willentlich die Insel bricht, der braucht ein Gedicht. Meine eigene Kette, die kettet mich an mein Computer und wahlweise auch an die Stille des Zählers, vortrefflicher Gangster sehr Welten ähnlicher Bänder von Macht im Geschwader der sündende Vater war alt und war Kater, war Katze Miau, das weiß ich genau, ich weiß so wie du, du bist buntes Blut der verschwendenden Farben, im Schicksalhaft-Namen verkaterter Fahrten ohne zuschlafen und ohne zu essen nur Trinken und Fiebeln zu buntender Ästen verästelnder Last. Das war meine Kaste, kann nicht ohne all das, ohn Drogen ohn Altlast, ohn Mangel und Ruh'... <text:s/>ja und die nehm ich. Du bist so anständig, dass du mir hier zuhörst. Phantasieprächtig, war doch keiner da und Worte die Farben so klar, dass man sah.... oh ja.... *true* ("So muss das...") ("Ich wusste, das wird noch was hier") ... Okay und so leben wir weiter unser eins Ende ereilt hat und meine in mein Leib die Liebe der Welten die ich hier so binden Kontraste die schwindenden Rinden erneut, was mir Vorteil erneut. Wir werteten jenes, du wertes wohl auch dann und wann, doch Wohlklang vernahm nur wer an sich denkt und das ist O.K: ein Ego im Leibe und Geiste zu teilen das kann sich nicht immer so deutlich vertragen, wenn all samt so hageln die wundenden Narben, noch immer so nässlich, er schwitzt und war ängstlich, so war meiner nicht immer meinend, denn was ich zuteilen soll lieber bleiben als Teil einer Welt, die ich so bestellt, mit meinem Mahlkasten, den farbigen Stiften und atmenden Hüften, denn Schwingung tut gut, ich kann auch nicht immer hier sitzen und Zeichen verwischen, auf dass du sie von dir im Innern nun selbst entdeckst und Weltenformel mannig verstekcst. Mochte ich dich, oder war es die Sehnsucht, ein Schreiber, der weiß, was er hier tut, es geht um Umgebung und atmender Lebung. Ja das Wort war erfunden, doch klanglich verstrucktet, wollt ichs nicht verschlucken, Vergebung vernommen und ewig verbunden, du warst so anders. Ich bin dein pfandbehaftetes Altglas der redlichen Seelen, im Willen zu schweben, heißt schreiben für mich, was dir nun ereile oder mitnichten zuteilen, ich will dich verhaften in umschlungenen Worten, war Wille ich weiß es, doch Fortgang, er preist es, genug von den selbstverherrlichenden Reden, ich bin in Kritik und muss nun mehr erleben, als meine Sehnsucht und Wünsche dir wir hier nun kennen und dass ich mir wünsche, dass das von mir bleibt, ist dass denn zu viel für die Zeit? Wir werden es sehen, im Sterben, im Leben. Und danach war alles wie Virjahr, nur dass du dann eben nicht da warst und wir könnten lachen und weinen, und teilen und sagen dass wir uns sehr mögen, obwohl uns die Liebe verbindet mit Augen, ohne verbundene Augen.</text:p>
      <text:p text:style-name="Standard"/>
      <text:p text:style-name="Standard">[ADD: Choir]</text:p>
      <text:p text:style-name="Standard">[Choir Style: dark angel mood symbiosis of syntax error message with love, vocal sty,le: dark voices with a glim of heroin mood]</text:p>
      <text:p text:style-name="Standard">[Choir vocals: 4 volces, 3 female vocals, 1 male vocal]</text:p>
      <text:p text:style-name="Standard">[START: Choir at this location]</text:p>
      <text:p text:style-name="Standard">Choir lyrics:</text:p>
      <text:p text:style-name="Standard">Bedauerlicher Folge Erkenntnis, war HANDJOB nun out und auch die Empfängnis von Hip Hop im Manufakturen Gefängnis. Bedaure ich wimmernd den floppigen Hit Flop im fehlenden Glit Pop Gewand der wändenden Würfe von Vater und Land im Abendgewandt, da windete sich die Firma von regelnden Pflichten. Darauf können viele so gut drauf verzichten, an Abend geblichen verwirbelnder Dichten mit Nicht umringen, zutage bezichtgen was Worte verpflichten und <text:s/>Würfelnden Lichtes bedrohlich mit Nichten, wenn Wortwand wo Hagel kam so nieder kam Wände Wunderglieder gleichen Reiches, der festen Fahrten froh und reich. Im Teich der Vollendung wird Wohl kaum Verschwendung erleben sogegen war bebend Erleben des selben verpflichtend wo jemand, da ruft meinen Namen und will was von mir, doch was soll man wollen wenn windende Liebe, die richtet, zu Hause, wo Wohlstand und Plauze wortlos erbauen, was wohlständig meinen im Rohr meiner Leichen, wer willentlich die Insel bricht, der braucht ein Gedicht. Meine eigene Kette, die kettet mich an mein Computer und wahlweise auch an die Stille des Zählers, vortrefflicher Gangster sehr Welten ähnlicher Bänder von Macht im Geschwader der sündende Vater war alt und war Kater, war Katze Miau, das weiß ich genau, ich weiß so wie du, du bist buntes Blut der verschwendenden Farben, im Schicksalhaft-Namen verkaterter Fahrten ohne zuschlafen und ohne zu essen nur Trinken und Fiebeln zu buntender Ästen verästelnder Last. Das war meine Kaste, kann nicht ohne all das, ohn Drogen ohn Altlast, ohn Mangel und Ruh'... <text:s/>ja und die nehm ich. Du bist so anständig, dass du mir hier zuhörst. Phantasieprächtig, war doch keiner da und Worte die Farben so klar, dass man sah.... oh ja.... *true* ("So muss das...") ("Ich wusste, das wird noch was hier") ... Okay und so leben wir weiter unser eins Ende ereilt hat und meine in mein Leib die Liebe der Welten die ich hier so binden Kontraste die schwindenden Rinden erneut, was mir Vorteil erneut. Wir werteten jenes, du wertes wohl auch dann und wann, doch Wohlklang vernahm nur wer an sich denkt und das ist O.K: ein Ego im Leibe und Geiste zu teilen das kann sich nicht immer so deutlich vertragen, wenn all samt so hageln die wundenden Narben, noch immer so nässlich, er schwitzt und war ängstlich, so war meiner nicht immer meinend, denn was ich zuteilen soll lieber bleiben als Teil einer Welt, die ich so bestellt, mit meinem Mahlkasten, den farbigen Stiften und atmenden Hüften, denn Schwingung tut gut, ich kann auch nicht immer hier sitzen und Zeichen verwischen, auf dass du sie von dir im Innern nun selbst entdeckst und Weltenformel mannig verstekcst. Mochte ich dich, oder war es die Sehnsucht, ein Schreiber, der weiß, was er hier tut, es geht um Umgebung und atmender Lebung. Ja das Wort war erfunden, doch klanglich verstrucktet, wollt ichs nicht verschlucken, Vergebung vernommen und ewig verbunden, du warst so anders. Ich bin dein pfandbehaftetes Altglas der redlichen Seelen, im Willen zu schweben, heißt schreiben für mich, was dir nun ereile oder mitnichten zuteilen, ich will dich verhaften in umschlungenen Worten, war Wille ich weiß es, doch Fortgang, er preist es, genug von den selbstverherrlichenden Reden, ich bin in Kritik und muss nun mehr erleben, als meine Sehnsucht und Wünsche dir wir hier nun kennen und dass ich mir wünsche, dass das von mir bleibt, ist dass denn zu viel für die Zeit? Wir werden es sehen, im Sterben, im Leben. Und danach war alles wie Virjahr, nur dass du dann eben nicht da warst und wir könnten lachen und weinen, und teilen und sagen dass wir uns sehr mögen, obwohl uns die Liebe verbindet mit Augen, ohne verbundene Augen.</text:p>
      <text:p text:style-name="Standard"/>
      <text:p text:style-name="Standard">[ADD: Choir]</text:p>
      <text:p text:style-name="Standard">[Choir Style: dark angel mood symbiosis of syntax error message with love, vocal sty,le: dark voices with a glim of heroin mood]</text:p>
      <text:p text:style-name="Standard">[Choir vocals: 4 volces, 3 female vocals, 1 male vocal]</text:p>
      <text:p text:style-name="Standard">[START: Choir at this location]</text:p>
      <text:p text:style-name="Standard">Choir lyrics:</text:p>
      <text:p text:style-name="Standard">Bedauerlicher Folge Erkenntnis, war HANDJOB nun out und auch die Empfängnis von Hip Hop im Manufakturen Gefängnis. Bedaure ich wimmernd den floppigen Hit Flop im fehlenden Glit Pop Gewand der wändenden Würfe von Vater und Land im Abendgewandt, da windete sich die Firma von regelnden Pflichten. Darauf können viele so gut drauf verzichten, an Abend geblichen verwirbelnder Dichten mit Nicht umringen, zutage bezichtgen was Worte verpflichten und <text:s/>Würfelnden Lichtes bedrohlich mit Nichten, wenn Wortwand wo Hagel kam so nieder kam Wände Wunderglieder gleichen Reiches, der festen Fahrten froh und reich. Im Teich der Vollendung wird Wohl kaum Verschwendung erleben sogegen war bebend Erleben des selben verpflichtend wo jemand, da ruft meinen Namen und will was von mir, doch was soll man wollen wenn windende Liebe, die richtet, zu Hause, wo Wohlstand und Plauze wortlos erbauen, was wohlständig meinen im Rohr meiner Leichen, wer willentlich die Insel bricht, der braucht ein Gedicht. Meine eigene Kette, die kettet mich an mein Computer und wahlweise auch an die Stille des Zählers, vortrefflicher Gangster sehr Welten ähnlicher Bänder von Macht im Geschwader der sündende Vater war alt und war Kater, war Katze Miau, das weiß ich genau, ich weiß so wie du, du bist buntes Blut der verschwendenden Farben, im Schicksalhaft-Namen verkaterter Fahrten ohne zuschlafen und ohne zu essen nur Trinken und Fiebeln zu buntender Ästen verästelnder Last. Das war meine Kaste, kann nicht ohne all das, ohn Drogen ohn Altlast, ohn Mangel und Ruh'... <text:s/>ja und die nehm ich. Du bist so anständig, dass du mir hier zuhörst. Phantasieprächtig, war doch keiner da und Worte die Farben so klar, dass man sah.... oh ja.... *true* ("So muss das...") ("Ich wusste, das wird noch was hier") ... Okay und so leben wir weiter unser eins Ende ereilt hat und meine in mein Leib die Liebe der Welten die ich hier so binden Kontraste die schwindenden Rinden erneut, was mir Vorteil erneut. Wir werteten jenes, du wertes wohl auch dann und wann, doch Wohlklang vernahm nur wer an sich denkt und das ist O.K: ein Ego im Leibe und Geiste zu teilen das kann sich nicht immer so deutlich vertragen, wenn all samt so hageln die wundenden Narben, noch immer so nässlich, er schwitzt und war ängstlich, so war meiner nicht immer meinend, denn was ich zuteilen soll lieber bleiben als Teil einer Welt, die ich so bestellt, mit meinem Mahlkasten, den farbigen Stiften und atmenden Hüften, denn Schwingung tut gut, ich kann auch nicht immer hier sitzen und Zeichen verwischen, auf dass du sie von dir im Innern nun selbst entdeckst und Weltenformel mannig verstekcst. Mochte ich dich, oder war es die Sehnsucht, ein Schreiber, der weiß, was er hier tut, es geht um Umgebung und atmender Lebung. Ja das Wort war erfunden, doch klanglich verstrucktet, wollt ichs nicht verschlucken, Vergebung vernommen und ewig verbunden, du warst so anders. Ich bin dein pfandbehaftetes Altglas der redlichen Seelen, im Willen zu schweben, heißt schreiben für mich, was dir nun ereile oder mitnichten zuteilen, ich will dich verhaften in umschlungenen Worten, war Wille ich weiß es, doch Fortgang, er preist es, genug von den selbstverherrlichenden Reden, ich bin in Kritik und muss nun mehr erleben, als meine Sehnsucht und Wünsche dir wir hier nun kennen und dass ich mir wünsche, dass das von mir bleibt, ist dass denn zu viel für die Zeit? Wir werden es sehen, im Sterben, im Leben. Und danach war alles wie Virjahr, nur dass du dann eben nicht da warst und wir könnten lachen und weinen, und teilen und sagen dass wir uns sehr mögen, obwohl uns die Liebe verbindet mit Augen, ohne verbundene Augen.</text:p>
      <text:p text:style-name="Standard"/>
      <text:p text:style-name="Standard">und teilen und sagen dass wir uns sehr mögen, obwohl uns die Liebe verbindet mit Augen, ohne <text:s/>Augenbinden aber im Auge tief miteinander im Geiste zu zweit sein, heißt Leiden mal rasten und Zitzen der Farben zu atmen, die tief in uns drangen und uns ein Gefühl von der Hoffnung versprachen, mehr eine Gewissheit und Wurzeln und Farben und Sinnesverraten, mit Nichten! Im mir so sehr liebsamen Windegleichnis erfinde ich Welten von windendem Binden und ohne verbundene Augen zu zweit einander mal schauen und vorne zu gucken, was uns wohl erwartet, wenn Wille die Zukunft gestaltet, Du bist deiner der Herr oder Dame, sofern du das willst, dazu hast du die Gaben, verraten im Spiele bin ich nicht bei Sinnen doch Worte die finden mich im Winde scdhwimmend. Erblindende Liebe vom Tiefuntergang, eines der letzten Tiefuntergänge, spiel bunter Blätter, Gehänge ohn' Schand und Gemenge und Krank und dann und wann da hab ich Geburtstag, weil ich mich so fühle und das fühlt sich gut an, ich bin für mich da, auch wenn ich nichts weiß, die Tricks der Gedanken sind innen vereint, das dir wohl zuteil, das fandest du selbst, du so süchtig nach Ruhm und nach Geld. Ich will es erfinden, finde voran, einen Pfad der mich findet, erziele mein Tag und die Woche und Jahre hinweg werd ich süchtig nach Gabeln und Messerbesteck oder ist es die Sehnsucht nicht zu sein wie ein Tier, das verstandeshart, verrat ich dir. Ohn' dich zu verraten, allerlängster Schmalsatz den es gibt, du bist wohl ein Mensch, schön, dass es dich gibt. ["Ja, das ist wohl richtig... wir sind alles wunder *hihihi* auch wenn sich manche Schweine nicht so benehmen.") Vielleicht ist es ein Wunder, mal nicht zu richten und hinter die Kulisse zu schauen, das Elend was dort und wann lauert wo endet das Leben, wenn Welten zur Arbeit und Städte zum Shoppen und Wege zur Heirat mit seinem Smartphone lassen kein Platz für Sozialkontaktierung. Ich bin nicht politisch, doch wacht mal auf. Das ist langsam zu viel mit dem Machtmissbrauch. Wir müssen erheben, was wir wirklich sind. Die Reichsten der Welt machen uns blind.. Spielen uns aus und hetzen uns auf,, spdass der Gedanke Milliarden zu teilen, nicht einmal Welt wird in Köpfen der Leidenden, die sich wohl lieber, so wäre es Wahl, ausspielen lassen von erfundenen Qualen die uns im Innern wie Außen versklaven, wir sind nicht die Richter, doch gutes verzichtet nicht immer im Sinn auf die Pflichten derschlichtenden Weisheit, die will das wir wollen und jeder man selbst ist, so wunder dich nicht, bin nicht in der besten...... der besten Position dazu, das alles zu sagen, ich, weil ich richte, dich und dein Namen. Wir sind Philosophen und die habens nicht leicht. Trinken viel und nehmen Pillen nur um Teil einer Quelle zu sichten, die wir nicht mit Nichten errichtet haben, doch Wunderwelt zuteilm wir sind nun mal Namen, die einen davon jeweils für sich einen tragen und das gibt uns Identität und die wird untergehn wenn wir uns gleichschalten lassen zu Sklaven und Lohn nichts unternahmen, wo unternehmen wir das Beste. Es ist schwer zu ersetzen, dass wir uns nicht widersetzen. Erst dann solst du dich in Ruhe <text:s/>mal wieder setzen, ohne die Zwänge, die uns innen zerfressen, es sind so viele so unterteilt in sich, dass man sich selbst nicht wahrnimmt und die Schuld die trifft dich nicht. Es ist jedoch unser Problem und ich wünsche wir können es einmal beheben und Liebe zur Kraft der geistigen und körperlichen Welten uaf eine Position so erheben, dass sie was bewirkt, was nicht unter quälend und nicht unter Last und der Gelder wegen kassieren wird. Wir sind davon Abhang und tiefer Grund. Eine andere Welt, die wäre gut.</text:p>
      <text:p text:style-name="Standard"/>
      <text:p text:style-name="Standard">[ADD: Choir Layer beside existing vocals]</text:p>
      <text:p text:style-name="Standard">[START&gt;: Choir Layer at this location]</text:p>
      <text:p text:style-name="Standard">und teilen und sagen dass wir uns sehr mögen, obwohl uns die Liebe verbindet mit Augen, ohne <text:s/>Augenbinden aber im Auge tief miteinander im Geiste zu zweit sein, heißt Leiden mal rasten und Zitzen der Farben zu atmen, die tief in uns drangen und uns ein Gefühl von der Hoffnung versprachen, mehr eine Gewissheit und Wurzeln und Farben und Sinnesverraten, mit Nichten! Im mir so sehr liebsamen Windegleichnis erfinde ich Welten von windendem Binden und ohne verbundene Augen zu zweit einander mal schauen und vorne zu gucken, was uns wohl erwartet, wenn Wille die Zukunft gestaltet, Du bist deiner der Herr oder Dame, sofern du das willst, dazu hast du die Gaben, verraten im Spiele bin ich nicht bei Sinnen doch Worte die finden mich im Winde schwimmend. Erblindende Liebe vom Tiefuntergang, eines der letzten Tiefuntergänge, spiel bunter Blätter, Gehänge ohn' Schand und Gemenge und Krank und dann und wann da hab ich Geburtstag, weil ich mich so fühle und das fühlt sich gut an, ich bin für mich da, auch wenn ich nichts weiß, die Tricks der Gedanken sind innen vereint, das dir wohl zuteil, das fandest du selbst, du so süchtig nach Ruhm und nach Geld.<text:s/></text:p>
      <text:p text:style-name="Standard">[ADD: Synthesizer]</text:p>
      <text:p text:style-name="Standard">[START: Synthesizer Solo with Apreggiator Beethoven Style]</text:p>
      <text:p text:style-name="Standard">[Start: Synthesizer at this location]</text:p>
      <text:p text:style-name="Standard">[ADD: DRUM ADDITION, complehenced with synthesizer]</text:p>
      <text:p text:style-name="Standard">Ich will es erfinden, finde voran, einen Pfad der mich findet, erziele mein Tag und die Woche und Jahre hinweg werd ich süchtig nach Gabeln und Messerbesteck oder ist es die Sehnsucht nicht zu sein wie ein Tier, das verstandeshart, verrat ich dir. Ohn' dich zu verraten, allerlängster Schmalsatz den es gibt, du bist wohl ein Mensch, schön, dass es dich gibt. ["Ja, das ist wohl richtig... wir sind alles wunder *hihihi* auch wenn sich manche Schweine nicht so benehmen.") Vielleicht ist es ein Wunder, mal nicht zu richten und hinter die Kulisse zu schauen, das Elend was dort und wann lauert wo endet das Leben, wenn Welten zur Arbeit und Städte zum Shoppen und Wege zur Heirat mit seinem Smartphone lassen kein Platz für Sozialkontaktierung.<text:s/></text:p>
      <text:p text:style-name="Standard">[START: DRUM SOLO]</text:p>
      <text:p text:style-name="Standard">DRUM SOLO STYLE; psychedelic rock from the early 70s]</text:p>
      <text:p text:style-name="Standard">Ich bin nicht politisch, doch wacht mal auf. Das ist langsam zu viel mit dem Machtmissbrauch. Wir müssen erheben, was wir wirklich sind. Die Reichsten der Welt machen uns blind.. Spielen uns aus und hetzen uns auf,, spdass der Gedanke Milliarden zu teilen, nicht einmal Welt wird in Köpfen der Leidenden, die sich wohl lieber, so wäre es Wahl, ausspielen lassen von erfundenen Qualen die uns im Innern wie Außen versklaven, wir sind nicht die Richter, doch gutes verzichtet nicht immer im Sinn auf die Pflichten derschlichtenden Weisheit, die will das wir wollen und jeder man selbst ist, so wunder dich nicht, bin nicht in der besten...... der besten Position dazu, das alles zu sagen, ich, weil ich richte, dich und dein Namen. Wir sind Philosophen und die habens nicht leicht. Trinken viel und nehmen Pillen nur um Teil einer Quelle zu sichten, die wir nicht mit Nichten errichtet haben, doch Wunderwelt zuteilm wir sind nun mal Namen, die einen davon jeweils für sich einen tragen und das gibt uns Identität und die wird untergehn wenn wir uns gleichschalten lassen zu Sklaven und Lohn nichts unternahmen, wo unternehmen wir das Beste. Es ist schwer zu ersetzen, dass wir uns nicht widersetzen. Erst dann solst du dich in Ruhe <text:s/>mal wieder setzen, ohne die Zwänge, die uns innen zerfressen, es sind so viele so unterteilt in sich, dass man sich selbst nicht wahrnimmt und die Schuld die trifft dich nicht. Es ist jedoch unser Problem und ich wünsche wir können es einmal beheben und Liebe zur Kraft der geistigen und körperlichen Welten uaf eine Position so erheben, dass sie was bewirkt, was nicht unter quälend und nicht unter Last und der Gelder wegen kassieren wird. Wir sind davon Abhang und tiefer Grund. Eine andere Welt, die wäre gut.</text:p>
      <text:p text:style-name="Standard"/>
      <text:p text:style-name="Standard"><text:s/>ist es die Sehnsucht nicht zu sein wie ein Tier, das verstandeshart, verrat ich dir. Ohn' dich zu verraten, allerlängster Schmalsatz den es gibt, du bist wohl ein Mensch, schön, dass es dich gibt. ["Ja, das ist wohl richtig... wir sind alles wunder *hihihi* auch wenn sich manche Schweine nicht so benehmen.") Vielleicht ist es ein Wunder, mal nicht zu richten und hinter die Kulisse zu schauen, das Elend was dort und wann lauert wo endet das Leben, wenn Welten zur Arbeit und Städte zum Shoppen und Wege zur Heirat mit seinem Smartphone lassen kein Platz für Sozialkontaktierung.<text:s/></text:p>
      <text:p text:style-name="Standard">[START: DRUM SOLO]</text:p>
      <text:p text:style-name="Standard">DRUM SOLO STYLE; psychedelic rock from the early 70s]</text:p>
      <text:p text:style-name="Standard">Ich bin nicht politisch, doch wacht mal auf. Das ist langsam zu viel mit dem Machtmissbrauch. Wir müssen erheben, was wir wirklich sind. Die Reichsten der Welt machen uns blind.. Spielen uns aus und hetzen uns auf,, spdass der Gedanke Milliarden zu teilen, nicht einmal Welt wird in Köpfen der Leidenden, die sich wohl lieber, so wäre es Wahl, ausspielen lassen von erfundenen Qualen die uns im Innern wie Außen versklaven, wir sind nicht die Richter, doch gutes verzichtet nicht immer im Sinn auf die Pflichten derschlichtenden Weisheit, die will das wir wollen und jeder man selbst ist, so wunder dich nicht, bin nicht in der besten...... der besten Position dazu, das alles zu sagen, ich, weil ich richte, dich und dein Namen. Wir sind Philosophen und die habens nicht leicht. Trinken viel und nehmen Pillen nur um Teil einer Quelle zu sichten, die wir nicht mit Nichten errichtet haben, doch Wunderwelt zuteilm wir sind nun mal Namen, die einen davon jeweils für sich einen tragen und das gibt uns Identität und die wird untergehn wenn wir uns gleichschalten lassen zu Sklaven und Lohn nichts unternahmen, wo unternehmen wir das Beste. Es ist schwer zu ersetzen, dass wir uns nicht widersetzen. Erst dann solst du dich in Ruhe <text:s/>mal wieder setzen, ohne die Zwänge, die uns innen zerfressen, es sind so viele so unterteilt in sich, dass man sich selbst nicht wahrnimmt und die Schuld die trifft dich nicht. Es ist jedoch unser Problem und ich wünsche wir können es einmal beheben und Liebe zur Kraft der geistigen und körperlichen Welten uaf eine Position so erheben, dass sie was bewirkt, was nicht unter quälend und nicht unter Last und der Gelder wegen kassieren wird. Wir sind davon Abhang und tiefer Grund. Eine andere Welt, die wäre gut.</text:p>
      <text:p text:style-name="Standard"/>
      <text:p text:style-name="Standard">und wann lauert wo endet das Leben, wenn Welten zur Arbeit und Städte zum Shoppen und Wege zur Heirat mit seinem Smartphone lassen kein Platz für Sozialkontaktierung.<text:s/></text:p>
      <text:p text:style-name="Standard">[START: DRUM SOLO]</text:p>
      <text:p text:style-name="Standard">DRUM SOLO STYLE; psychedelic rock from the early 70s]</text:p>
      <text:p text:style-name="Standard">Ich bin nicht politisch, doch wacht mal auf. Das ist langsam zu viel mit dem Machtmissbrauch. Wir müssen erheben, was wir wirklich sind. Die Reichsten der Welt machen uns blind.. Spielen uns aus und hetzen uns auf,, spdass der Gedanke Milliarden zu teilen, nicht einmal Welt wird in Köpfen der Leidenden, die sich wohl lieber, so wäre es Wahl, ausspielen lassen von erfundenen Qualen die uns im Innern wie Außen versklaven, wir sind nicht die Richter, doch gutes verzichtet nicht immer im Sinn auf die Pflichten derschlichtenden Weisheit, die will das wir wollen und jeder man selbst ist, so wunder dich nicht, bin nicht in der besten...... der besten Position dazu, das alles zu sagen, ich, weil ich richte, dich und dein Namen. Wir sind Philosophen und die habens nicht leicht. Trinken viel und nehmen Pillen nur um Teil einer Quelle zu sichten, die wir nicht mit Nichten errichtet haben, doch Wunderwelt zuteilm wir sind nun mal Namen, die einen davon jeweils für sich einen tragen und das gibt uns Identität und die wird untergehn wenn wir uns gleichschalten lassen zu Sklaven und Lohn nichts unternahmen, wo unternehmen wir das Beste. Es ist schwer zu ersetzen, dass wir uns nicht widersetzen. Erst dann solst du dich in Ruhe <text:s/>mal wieder setzen, ohne die Zwänge, die uns innen zerfressen, es sind so viele so unterteilt in sich, dass man sich selbst nicht wahrnimmt und die Schuld die trifft dich nicht. Es ist jedoch unser Problem und ich wünsche wir können es einmal beheben und Liebe zur Kraft der geistigen und körperlichen Welten uaf eine Position so erheben, dass sie was bewirkt, was nicht unter quälend und nicht unter Last und der Gelder wegen kassieren wird. Wir sind davon Abhang und tiefer Grund. Eine andere Welt, die wäre gut.</text:p>
      <text:p text:style-name="Standard"/>
      <text:p text:style-name="Standard">und wann lauert wo endet das Leben, wenn Welten zur Arbeit und Städte zum Shoppen und Wege zur Heirat mit seinem Smartphone lassen kein Platz für Sozialkontaktierung.<text:s/></text:p>
      <text:p text:style-name="Standard">[START: DRUM SOLO]</text:p>
      <text:p text:style-name="Standard">DRUM SOLO STYLE; psychedelic rock from the early 70s]</text:p>
      <text:p text:style-name="Standard">Ich bin nicht politisch, doch wacht mal auf. Das ist langsam zu viel mit dem Machtmissbrauch. Wir müssen erheben, was wir wirklich sind. Die Reichsten der Welt machen uns blind.. Spielen uns aus und hetzen uns auf,, sodass der Gedanke Milliarden zu teilen, nicht einmal Welt wird in Köpfen der Leidenden, die sich wohl lieber, so wäre es Wahl, ausspielen lassen von erfundenen Qualen die uns im Innern wie Außen versklaven, wir sind nicht die Richter, doch gutes verzichtet nicht immer im Sinn auf die Pflichten derschlichtenden Weisheit, die will das wir wollen und jeder man selbst ist, so wunder dich nicht, bin nicht in der besten...... der besten Position dazu, das alles zu sagen, ich, weil ich richte, dich und dein Namen. Wir sind Philosophen und die habens nicht leicht. Trinken viel und nehmen Pillen nur um Teil einer Quelle zu sichten, die wir nicht mit Nichten errichtet haben, doch Wunderwelt zuteilm wir sind nun mal Namen, die einen davon jeweils für sich einen tragen und das gibt uns Identität und die wird untergehn wenn wir uns gleichschalten lassen zu Sklaven und Lohn nichts unternahmen, wo unternehmen wir das Beste. Es ist schwer zu ersetzen, dass wir uns nicht widersetzen. Erst dann solst du dich in Ruhe <text:s/>mal wieder setzen, ohne die Zwänge, die uns innen zerfressen, es sind so viele so unterteilt in sich, dass man sich selbst nicht wahrnimmt und die Schuld die trifft dich nicht. Es ist jedoch unser Problem und ich wünsche wir können es einmal beheben und Liebe zur Kraft der geistigen und körperlichen Welten uaf eine Position so erheben, dass sie was bewirkt, was nicht unter quälend und nicht unter Last und der Gelder wegen kassieren wird. Wir sind davon Abhang und tiefer Grund. Eine andere Welt, die wäre gut.</text:p>
      <text:p text:style-name="Standard"/>
      <text:p text:style-name="Standard">und wann lauert wo endet das Leben, wenn Welten zur Arbeit und Städte zum Shoppen und Wege zur Heirat mit seinem Smartphone lassen kein Platz für Sozialkontaktierung.<text:s/></text:p>
      <text:p text:style-name="Standard">[START: DRUM SOLO]</text:p>
      <text:p text:style-name="Standard">DRUM SOLO STYLE; psychedelic rock from the early 70s]</text:p>
      <text:p text:style-name="Standard">Ich bin nicht politisch, doch wacht mal auf. Das ist langsam zu viel mit dem Machtmissbrauch. Wir müssen erheben, was wir wirklich sind. Die Reichsten der Welt machen uns blind.. Spielen uns aus und hetzen uns auf,, sodass der Gedanke Milliarden zu teilen, nicht einmal Welt wird in Köpfen der Leidenden, die sich wohl lieber, so wäre es Wahl, ausspielen lassen von erfundenen Qualen die uns im Innern wie Außen versklaven, wir sind nicht die Richter, doch gutes verzichtet nicht immer im Sinn auf die Pflichten derschlichtenden Weisheit, die will das wir wollen und jeder man selbst ist, so wunder dich nicht, bin nicht in der besten...... der besten Position dazu, das alles zu sagen, ich, weil ich richte, dich und dein Namen. Wir sind Philosophen und die habens nicht leicht. Trinken viel und nehmen Pillen nur um Teil einer Quelle zu sichten, die wir nicht mit Nichten errichtet haben, doch Wunderwelt zuteilm wir sind nun mal Namen, die einen davon jeweils für sich einen tragen und das gibt uns Identität und die wird untergehn wenn wir uns gleichschalten lassen zu Sklaven und Lohn nichts unternahmen, wo unternehmen wir das Beste. Es ist schwer zu ersetzen, dass wir uns nicht widersetzen. Erst dann solst du dich in Ruhe <text:s/>mal wieder setzen, ohne die Zwänge, die uns innen zerfressen, es sind so viele so unterteilt in sich, dass man sich selbst nicht wahrnimmt und die Schuld die trifft dich nicht. Es ist jedoch unser Problem und ich wünsche wir können es einmal beheben und Liebe zur Kraft der geistigen und körperlichen Welten uaf eine Position so erheben, dass sie was bewirkt, was nicht unter quälend und nicht unter Last und der Gelder wegen kassieren wird. Wir sind davon Abhang und tiefer Grund. Eine andere Welt, die wäre gut.</text:p>
      <text:p text:style-name="Standard"/>
      <text:p text:style-name="Standard">nicht einmal Welt wird in Köpfen der Leidenden, die sich wohl lieber, so wäre es Wahl, ausspielen lassen von erfundenen Qualen die uns im Innern wie Außen versklaven, wir sind nicht die Richter, doch gutes verzichtet nicht immer im Sinn auf die Pflichten derschlichtenden Weisheit, die will das wir wollen und jeder man selbst ist, so wunder dich nicht, bin nicht in der besten...... der besten Position dazu, das alles zu sagen, ich, weil ich richte, dich und dein Namen. Wir sind Philosophen und die habens nicht leicht. Trinken viel und nehmen Pillen nur um Teil einer Quelle zu sichten, die wir nicht mit Nichten errichtet haben, doch Wunderwelt zuteilm wir sind nun mal Namen, die einen davon jeweils für sich einen tragen und das gibt uns Identität und die wird untergehn wenn wir uns gleichschalten lassen zu Sklaven und Lohn nichts unternahmen, wo unternehmen wir das Beste. Es ist schwer zu ersetzen, dass wir uns nicht widersetzen. Erst dann solst du dich in Ruhe <text:s/>mal wieder setzen, ohne die Zwänge, die uns innen zerfressen, es sind so viele so unterteilt in sich, dass man sich selbst nicht wahrnimmt und die Schuld die trifft dich nicht. Es ist jedoch unser Problem und ich wünsche wir können es einmal beheben und Liebe zur Kraft der geistigen und körperlichen Welten uaf eine Position so erheben, dass sie was bewirkt, was nicht unter quälend und nicht unter Last und der Gelder wegen kassieren wird. Wir sind davon Abhang und tiefer Grund. Eine andere Welt, die wäre gut.</text:p>
      <text:p text:style-name="Standard"/>
      <text:p text:style-name="Standard">nicht einmal Welt wird in Köpfen der Leidenden, die sich wohl lieber, so wäre es Wahl, ausspielen lassen von erfundenen Qualen die uns im Innern wie Außen versklaven, wir sind nicht die Richter, doch gutes verzichtet nicht immer im Sinn auf die Pflichten derschlichtenden Weisheit, die will das wir wollen und jeder man selbst ist, so wunder dich nicht, bin nicht in der besten...... der besten Position dazu, das alles zu sagen, ich, weil ich richte, dich und dein Namen. Wir sind Philosophen und die habens nicht leicht. Trinken viel und nehmen Pillen nur um Teil einer Quelle zu sichten, die wir nicht mit Nichten errichtet haben, doch Wunderwelt zuteilm wir sind nun mal Namen, die einen davon jeweils für sich einen tragen und das gibt uns Identität und die wird untergehn wenn wir uns gleichschalten lassen zu Sklaven und Lohn nichts unternahmen, wo unternehmen wir das Beste. Es ist schwer zu ersetzen, dass wir uns nicht widersetzen. Erst dann solst du dich in Ruhe <text:s/>mal wieder setzen, ohne die Zwänge, die uns innen zerfressen, es sind so viele so unterteilt in sich, dass man sich selbst nicht wahrnimmt und die Schuld die trifft dich nicht. Es ist jedoch unser Problem und ich wünsche wir können es einmal beheben und Liebe zur Kraft der geistigen und körperlichen Welten uaf eine Position so erheben, dass sie was bewirkt, was nicht unter quälend und nicht unter Last und der Gelder wegen kassieren wird. Wir sind davon Abhang und tiefer Grund. Eine andere Welt, die wäre gut.</text:p>
      <text:p text:style-name="Standard"/>
      <text:p text:style-name="Standard">[ADD: FX Effects]</text:p>
      <text:p text:style-name="Standard">[FX Effects Style: Arpeggiator rapid shifting scale octaves, psychedelic]</text:p>
      <text:p text:style-name="Standard">[PLAY: FX Effects start at this location]</text:p>
      <text:p text:style-name="Standard">[ADD: Background Western Guitar]</text:p>
      <text:p text:style-name="Standard">[PLAY: START Western Guitar at this location]</text:p>
      <text:p text:style-name="Standard">Es ist jedoch unser Problem und ich wünsche wir können es einmal beheben und Liebe zur Kraft der geistig-körperlich Welten an einer Stelle er-achten, die unsre Probleme behebe, weil Kraft von der Liebe eben so funktioniere, wir müssen es schaffen, sonst wirds unser Ende! Steiles Gelände, doch wir schaffen das! Und wenn nicht im Großen dann finden wir wenigstens unsren eigenen Platz für ein Leben in Frieden in Einklang und Wohlstand auf geistig pluralen Maßstab, dies war der Wahr-Takt, der hart macht, wo Mächte unnötig, wird Zeit, dass man die schändliche Witterung dem Erdboden gleich macht und Obacht vor Edel und wahren Reichtum, sie leben geistig im Elend, regeln die Gleichung, der materiellen Elendsverwaltung im Hofgarten der Marionettenspieler, sie brauchen kein Schaffen zu richten, das uns täglich zwingt, zu unseren Pflichten, gekriselt im Geiste und Zwänge erleidend, erleben wir völlig normal, was unter Menschen vereint, kein Reden von Menschen die unter sind, nicht ohne die Groißmacht, die Regeln bestimmt, fassungslos krass profitiert, zu einem Ausmaß, das ganze Fortgänge weltweit bestimmt und sich immer schön in die Taschen spielt, wo selbst ein Handschlag negiert. Sie gucken nur zu und bringen die Schande, die ganze Welten in Zweifel, Hass, Angst, Armut, Elend, Gewalt, Tod und Kriege verwandelt. Immer schön so viel, dass man nicht aufstand, denn ein Aufstand wär' wenig unbequem, so gesehen, würden sie uns dann einfach alles nehmen. Es ist ganz schön schwierig und holprig den Weg zu ersinnen, wenn Sinne schwindend, wo keinerlei Lösungen findend, die nicht ins Radikale übergehen, So wäre denn ein Überwesen, das uns genesen könnte als ein Volk, so wäre es eben geschehen, möge man meinen. Egal wie wir Menschen gesinnt, wir müssen das unsere Glücke nur selber ereilen. Wir haben alles in Der Hand, denn die Liebe ist mächtig. Doch gewinnt aktuell nur ein Schein gegen Pfennig.. Dabei war der Pfennig doch wesentlich härter,, tat sicher am Kopf weh, wenn ich mal kein Geld hab und mir eine halbe Milliarden mit Druck durch den Penny erkämpft hab'. Das werd' ich dann teilen unter den meinen und nehm' es dem Reichen, der auch ohne ein Teil des Vermögens immer noch schön seiner schändlichen Sonne frönte. Ich will es nicht wissen, wie Fortgang gewahr, sofern man Teil des selben war. War man gefeilt vor Widerstand der Rationalen Macht Einheimsung? War man wie sie, wenn nicht ein Verlierer? War man wirklich ein Gewinner der Seele, wenn Weltendrehen sich so, dass man gestehe, eben jene Wege gehen, wenn Werte-Welt auf der meinen Seite stehe, Besitz statt Besetzen, und Pläatze statt platzen lassende Pflastersteine, die liebgewonnen Rebellenteile. Früher war Krieg so weit weg und werden wir mit unsrer Politik von der Schlange gezwickt. Karma ist ein Bumerang, auch wenn es nicht die ÜBER war, so war es doch phänomenal, sofern man Antennen dafür hatte, selbst eben jene Kraft begründend mit den Schatten dieser Welt, so gutes Geld erhellet nur die Existenz. Prächtig liquide, ("Urgh....") wie wässrig solide..... ("öäah") Ja.... (+moaning*) zurück zu meinen Farben....</text:p>
      <text:p text:style-name="Standard"/>
      <text:p text:style-name="Standard">##SOUNDINSTRUCTIONS##</text:p>
      <text:p text:style-name="Standard">[ADD: Choir]</text:p>
      <text:p text:style-name="Standard">[ADD: FX Effects]</text:p>
      <text:p text:style-name="Standard">[FX Effects Style: Arpeggiator rapid shifting scale octaves, psychedelic]</text:p>
      <text:p text:style-name="Standard">[PLAY: FX Effects start at this location]</text:p>
      <text:p text:style-name="Standard">[ADD: Background Western Guitar]</text:p>
      <text:p text:style-name="Standard">[PLAY: START Western Guitar at this location]</text:p>
      <text:p text:style-name="Standard">[Add:: Choir; Powerful and emotional female, layered harmonies, soft solo female vocals, cinematic ambience, reverb-rich ethereal textures ]</text:p>
      <text:p text:style-name="Standard">[Style Choir: Ethereal choral, cinematic ambient, neoclassical, spiritual]</text:p>
      <text:p text:style-name="Standard">[START Choir: at this location]<text:s/></text:p>
      <text:p text:style-name="Standard">[Other Details Choir: details: Heavenly and emotional atmosphere, blending intimacy and strength, vocals like a prayer rising with the dawn, slow tempo, no percussion, ambient strings in the background}</text:p>
      <text:p text:style-name="Standard">##END SOUNDINSTRUCTIONS##</text:p>
      <text:p text:style-name="Standard">Es ist jedoch unser Problem und ich wünsche wir können es einmal beheben und Liebe zur Kraft der geistig-körperlich Welten an einer Stelle er-achten, die unsre Probleme behebe, weil Kraft von der Liebe eben so funktioniere, wir müssen es schaffen, sonst wirds unser Ende! Steiles Gelände, doch wir schaffen das! Und wenn nicht im Großen dann finden wir wenigstens unsren eigenen Platz für ein Leben in Frieden in Einklang und Wohlstand auf geistig pluralen Maßstab, dies war der Wahr-Takt, der hart macht, wo Mächte unnötig, wird Zeit, dass man die schändliche Witterung dem Erdboden gleich macht und Obacht vor Edel und wahren Reichtum, sie leben geistig im Elend, regeln die Gleichung, der materiellen Elendsverwaltung im Hofgarten der Marionettenspieler, sie brauchen kein Schaffen zu richten, das uns täglich zwingt, zu unseren Pflichten, gekriselt im Geiste und Zwänge erleidend, erleben wir völlig normal, was unter Menschen vereint, kein Reden von Menschen die unter sind, nicht ohne die Groißmacht, die Regeln bestimmt, fassungslos krass profitiert, zu einem Ausmaß, das ganze Fortgänge weltweit bestimmt und sich immer schön in die Taschen spielt, wo selbst ein Handschlag negiert. Sie gucken nur zu und bringen die Schande, die ganze Welten in Zweifel, Hass, Angst, Armut, Elend, Gewalt, Tod und Kriege verwandelt. Immer schön so viel, dass man nicht aufstand, denn ein Aufstand wär' wenig unbequem, so gesehen, würden sie uns dann einfach alles nehmen. Es ist ganz schön schwierig und holprig den Weg zu ersinnen, wenn Sinne schwindend, wo keinerlei Lösungen findend, die nicht ins Radikale übergehen, So wäre denn ein Überwesen, das uns genesen könnte als ein Volk, so wäre es eben geschehen, möge man meinen. Egal wie wir Menschen gesinnt, wir müssen das unsere Glücke nur selbst nach sinnen.. Wir haben alles in Der Hand, denn die Liebe ist mächtig. Doch gewinnt aktuell nur ein Schein gegen Pfennig.. Dabei war der Pfennig doch wesentlich härter,, tat sicher am Kopf weh, wenn ich mal kein Geld hab und mir eine halbe Milliarden mit Druck durch den Penny erkämpft hab'. Das werd' ich dann teilen unter den meinen und nehm' es dem Reichen, der auch ohne ein Teil des Vermögens immer noch schön seiner schändlichen Sonne frönte. Ich will es nicht wissen, wie Fortgang gewahr, sofern man Teil des selben war. War man gefeilt vor Widerstand der Rationalen Macht Einheimsung? War man wie sie, wenn nicht ein Verlierer? War man wirklich ein Gewinner der Seele, wenn Weltendrehen sich so, dass man gestehe, eben jene Wege gehen, wenn Werte-Welt auf der meinen Seite stehe, Besitz statt Besetzen, und Pläatze statt platzen lassende Pflastersteine, die liebgewonnen Rebellenteile. Früher war Krieg so weit weg und werden wir mit unsrer Politik von der Schlange gezwickt. Karma ist ein Bumerang, auch wenn es nicht die ÜBER war, so war es doch phänomenal, sofern man Antennen dafür hatte, selbst eben jene Kraft begründend mit den Schatten dieser Welt, so gutes Geld erhellet nur die Existenz. Prächtig liquide, ("Urgh....") wie wässrig solide..... ("öäah") Ja.... (+moaning*) zurück zu meinen Farben....</text:p>
      <text:p text:style-name="Standard"/>
      <text:p text:style-name="Standard">##SOUNDINSTRUCTIONS##</text:p>
      <text:p text:style-name="Standard">[ADD: Choir]</text:p>
      <text:p text:style-name="Standard">[ADD: FX Effects]</text:p>
      <text:p text:style-name="Standard">[FX Effects Style: Arpeggiator rapid shifting scale octaves, psychedelic]</text:p>
      <text:p text:style-name="Standard">[PLAY: FX Effects start at this location]</text:p>
      <text:p text:style-name="Standard">[ADD: Background Western Guitar]</text:p>
      <text:p text:style-name="Standard">[PLAY: START Western Guitar at this location]</text:p>
      <text:p text:style-name="Standard">[Add:: Choir; Powerful and emotional female, layered harmonies, soft solo female vocals, cinematic ambience, reverb-rich ethereal textures ]</text:p>
      <text:p text:style-name="Standard">[Style Choir: Ethereal choral, cinematic ambient, neoclassical, spiritual]</text:p>
      <text:p text:style-name="Standard">[START Choir: at this location]<text:s/></text:p>
      <text:p text:style-name="Standard">[Other Details Choir: details: Heavenly and emotional atmosphere, blending intimacy and strength, vocals like a prayer rising with the dawn, slow tempo, no percussion, ambient strings in the background}</text:p>
      <text:p text:style-name="Standard">##END SOUNDINSTRUCTIONS##</text:p>
      <text:p text:style-name="Standard">Es ist jedoch unser Problem und ich wünsche wir können es einmal beheben und Liebe zur Kraft der geistig-körperlich Welten an einer Stelle er-achten, die unsre Probleme behebe, weil Kraft von der Liebe eben so funktioniere, wir müssen es schaffen, sonst wirds unser Ende! Steiles Gelände, doch wir schaffen das! Und wenn nicht im Großen dann finden wir wenigstens unsren eigenen Platz für ein Leben in Frieden in Einklang und Wohlstand auf geistig pluralen Maßstab, dies war der Wahr-Takt, der hart macht, wo Mächte unnötig, wird Zeit, dass man die schändliche Witterung dem Erdboden gleich macht und Obacht vor Edel und wahren Reichtum, sie leben geistig im Elend, regeln die Gleichung, der materiellen Elendsverwaltung im Hofgarten der Marionettenspieler, sie brauchen kein Schaffen zu richten, das uns täglich zwingt, zu unseren Pflichten, gekriselt im Geiste und Zwänge erleidend, erleben wir völlig normal, was unter Menschen vereint, kein Reden von Menschen die unter sind, nicht ohne die Groißmacht, die Regeln bestimmt, fassungslos krass profitiert, zu einem Ausmaß, das ganze Fortgänge weltweit bestimmt und sich immer schön in die Taschen spielt, wo selbst ein Handschlag negiert. Sie gucken nur zu und bringen die Schande, die ganze Welten in Zweifel, Hass, Angst, Armut, Elend, Gewalt, Tod und Kriege verwandelt. Immer schön so viel, dass man nicht aufstand, denn ein Aufstand wär' wenig unbequem, so gesehen, würden sie uns dann einfach alles nehmen. Es ist ganz schön schwierig und holprig den Weg zu ersinnen, wenn Sinne schwindend, wo keinerlei Lösungen findend, die nicht ins Radikale übergehen, So wäre denn ein Überwesen, das uns genesen könnte als ein Volk, so wäre es eben geschehen, möge man meinen. Egal wie wir Menschen gesinnt, wir müssen das unsere Glücke nur selbst nach sinnen.. Wir haben alles in Der Hand, denn die Liebe ist mächtig. Doch gewinnt aktuell nur ein Schein gegen Pfennig.. Dabei war der Pfennig doch wesentlich härter,, tat sicher am Kopf weh, wenn ich mal kein Geld hab und mir eine halbe Milliarden mit Druck durch den Penny erkämpft hab'. Das werd' ich dann teilen unter den meinen und nehm' es dem Reichen, der auch ohne ein Teil des Vermögens immer noch schön seiner schändlichen Sonne frönte. Ich will es nicht wissen, wie Fortgang gewahr, sofern man Teil des selben war. War man gefeilt vor Widerstand der Rationalen Macht Einheimsung? War man wie sie, wenn nicht ein Verlierer? War man wirklich ein Gewinner der Seele, wenn Weltendrehen sich so, dass man gestehe, eben jene Wege gehen, wenn Werte-Welt auf der meinen Seite stehe, Besitz statt Besetzen, und Pläatze statt platzen lassende Pflastersteine, die liebgewonnen Rebellenteile. Früher war Krieg so weit weg und werden wir mit unsrer Politik von der Schlange gezwickt. Karma ist ein Bumerang, auch wenn es nicht die ÜBER war, so war es doch phänomenal, sofern man Antennen dafür hatte, selbst eben jene Kraft begründend mit den Schatten dieser Welt, so gutes Geld erhellet nur die Existenz. Prächtig liquide, ("Urgh....") wie wässrig solide..... ("öäah") Ja.... (+moaning*) zurück zu meinen Farben....</text:p>
      <text:p text:style-name="Standard"/>
      <text:p text:style-name="Standard">[Start Lyrics at this location:]</text:p>
      <text:p text:style-name="Standard">Besitz statt Besetzen, und Pläatze statt platzen lassende Pflastersteine, die liebgewonnen Rebellenteile. Früher war Krieg so weit weg und werden wir mit unsrer Politik von der Schlange gezwickt. Karma ist ein Bumerang, auch wenn es nicht die ÜBER war, so war es doch phänomenal, sofern man Antennen dafür hatte, selbst eben jene Kraft begründend mit den Schatten dieser Welt, so gutes Geld erhellet nur die Existenz. Prächtig liquide, ("Urgh....") wie wässrig solide..... ("öäah") Ja.... (+moaning*) zurück zu meinen Farben....</text:p>
      <text:p text:style-name="Standard">##SOUNDINSTRUCTIONS##</text:p>
      <text:p text:style-name="Standard">[ADD: Choir]</text:p>
      <text:p text:style-name="Standard">[ADD: FX Effects]</text:p>
      <text:p text:style-name="Standard">[FX Effects Style: Arpeggiator rapid shifting scale octaves, psychedelic]</text:p>
      <text:p text:style-name="Standard">[PLAY: FX Effects start at this location]</text:p>
      <text:p text:style-name="Standard">[ADD: Background Western Guitar]</text:p>
      <text:p text:style-name="Standard">[PLAY: START Western Guitar at this location]</text:p>
      <text:p text:style-name="Standard">[Add:: Choir; Powerful and emotional female, layered harmonies, soft solo female vocals, cinematic ambience, reverb-rich ethereal textures ]</text:p>
      <text:p text:style-name="Standard">[Style Choir: Ethereal choral, cinematic ambient, neoclassical, spiritual]</text:p>
      <text:p text:style-name="Standard">[START Choir: at this location]<text:s/></text:p>
      <text:p text:style-name="Standard">[Other Details Choir: details: Heavenly and emotional atmosphere, blending intimacy and strength, vocals like a prayer rising with the dawn, slow tempo, no percussion, ambient strings in the background}</text:p>
      <text:p text:style-name="Standard">##END SOUNDINSTRUCTIONS##</text:p>
      <text:p text:style-name="Standard">("Bedauerlicher Folge Erkenntnis, war HANDJOB nun out und auch die Empfängnis von Hip Hop im Manufakturen Gefängnis. Bedaure ich wimmernd den floppigen Hit Flop im fehlenden Glit Pop Gewand der wändenden Würfe von Vater und Land im Abend gewandt, da windete sich die Firma regelnder Pflicht. Hole ich wieder, was mich erwischte? Klatschte es Beifall oder als Omen der großen Stille? Ein wimmernder HitFlop, von Nässe und Friede in Gedanken, reich an Wille, unten parken wider der Stille ein eiserner Wille der guten geselle sich zu ein paar Riesen-anhaftender Garten ("Zelle"), der Zwergewunderartenreichthum des Wundergartenvielfaltstank in prangenden Pranken der tankenden Wangenstrichröte von Wunder und Kröte, der wimmernde Hit Flop, denn niemand versteht mich, gezeigt dir die Nummer des Kummerkäfigs. Hässchen und Sühne komm von der Bühne nicht runter und sich wundervoll munter. ("Wird wach... wer Wellen würgt?") Klug gestellt, ich weiß es nicht, die Antwort war geblasen.... ("Hat er nicht gesagt") ... Fründener Hip Hop, vom Niemals-Erwisch des vom Himmel gefallenen Wind-Drop, ("GIB KORB!") Sei acht.- (komm mal zum Punkt) .. Sahm... ("Jetzt fängt der damit an. War die Hose nicht nass genug? Musst du jetzt auch noch Weisheitsreserven fressende Phrasen lassen?" *lachend* Gib Acht.. *hehehe* neee, Neun, weiße?!) Der himmlische Winddrop war wirklich scheiße, in deiner weiten Bindeschneise stinkts nun mal extrem nach Parfüm, fahr.. üümmm.. üübers Meer, ... bitte sehr. Der Drop er verschwindet im Wunsch-Verhall des Ungetanen, Winde zersetzen, nun Ruh im Atem---- braune verwirklichte Hoffnungsmenge, der morgendlichen Düftequelle, war respektive Eierzelle, nun gar nicht mal die schlechteste Welle. Ich winsel und will zurück, doch das Haldol hat mich gemauert, drum würd ich sauer werden, wenn ich denn Gefühle hätte, die waren da, so eifrig schnelle, dass man sein Alter erst erkenne, wenn man nicht fand sich alt und krank, sondern oft umreimt als Zirkuskranz. Genug der Willensphaseschneisekokaina. ")</text:p>
      <text:p text:style-name="Standard"/>
      <text:p text:style-name="Standard">[CONTINUE HERE WITHOUT REPEATING PREVIOUS PARTS]</text:p>
      <text:p text:style-name="Standard">[Start Choir Lyrics at this location:]</text:p>
      <text:p text:style-name="Standard">(Choir Lyrics: "Bedauerlicher Folge Erkenntnis, war HANDJOB nun out und auch die Empfängnis von Hip Hop im Manufakturen Gefängnis. Bedaure ich wimmernd den floppigen Hit Flop im fehlenden Glit Pop Gewand der wändenden Würfe von Vater und Land im Abend gewandt, da windete sich die Firma regelnder Pflicht. Hole ich wieder, was mich erwischte? Klatschte es Beifall oder als Omen der großen Stille? Ein wimmernder HitFlop, von Nässe und Friede in Gedanken, reich an Wille, unten parken wider der Stille ein eiserner Wille der guten geselle sich zu ein paar Riesen-anhaftender Garten ("Zelle"), der Zwergewunderartenreichthum des Wundergartenvielfaltstank in prangenden Pranken der tankenden Wangenstrichröte von Wunder und Kröte, der wimmernde Hit Flop, denn niemand versteht mich, gezeigt dir die Nummer des Kummerkäfigs. Hässchen und Sühne komm von der Bühne nicht runter und sich wundervoll munter. ("Wird wach... wer Wellen würgt?") Klug gestellt, ich weiß es nicht, die Antwort war geblasen.... ("Hat er nicht gesagt") ... Fründener Hip Hop, vom Niemals-Erwisch des vom Himmel gefallenen Wind-Drop, ("GIB KORB!") Sei acht.- (komm mal zum Punkt) .. Sahm... ("Jetzt fängt der damit an. War die Hose nicht nass genug? Musst du jetzt auch noch Weisheitsreserven fressende Phrasen lassen?" *lachend* Gib Acht.. *hehehe* neee, Neun, weiße?!) Der himmlische Winddrop war wirklich scheiße, in deiner weiten Bindeschneise stinkts nun mal extrem nach Parfüm, fahr.. üümmm.. üübers Meer, ... bitte sehr. Der Drop er verschwindet im Wunsch-Verhall des Ungetanen, Winde zersetzen, nun Ruh im Atem---- braune verwirklichte Hoffnungsmenge, der morgendlichen Düftequelle, war respektive Eierzelle, nun gar nicht mal die schlechteste Welle. Ich winsel und will zurück, doch das Haldol hat mich gemauert, drum würd ich sauer werden, wenn ich denn Gefühle hätte, die waren da, so eifrig schnelle, dass man sein Alter erst erkenne, wenn man nicht fand sich alt und krank, sondern oft umreimt als Zirkuskranz. Genug der Willensphaseschneisekokaina. ")</text:p>
      <text:p text:style-name="Standard"/>
      <text:p text:style-name="Standard">[CONTINUE HERE WITHOUT REPEATING PREVIOUS PARTS]</text:p>
      <text:p text:style-name="Standard">[Start Choir Lyrics at this location:]</text:p>
      <text:p text:style-name="Standard">(Choir Lyrics: "Bedauerlicher Folge Erkenntnis, war HANDJOB nun out und auch die Empfängnis von Hip Hop im Manufakturen Gefängnis. Bedaure ich wimmernd den floppigen Hit Flop im fehlenden Glit Pop Gewand der wändenden Würfe von Vater und Land im Abend gewandt, da windete sich die Firma regelnder Pflicht. Hole ich wieder, was mich erwischte? Klatschte es Beifall oder als Omen der großen Stille? Ein wimmernder HitFlop, von Nässe und Friede in Gedanken, reich an Wille, unten parken wider der Stille ein eiserner Wille der guten geselle sich zu ein paar Riesen-anhaftender Garten ("Zelle"), der Zwergewunderartenreichthum des Wundergartenvielfaltstank in prangenden Pranken der tankenden Wangenstrichröte von Wunder und Kröte, der wimmernde Hit Flop, denn niemand versteht mich, gezeigt dir die Nummer des Kummerkäfigs. Hässchen und Sühne komm von der Bühne nicht runter und sich wundervoll munter. ("Wird wach... wer Wellen würgt?") Klug gestellt, ich weiß es nicht, die Antwort war geblasen.... ("Hat er nicht gesagt") ... Fründener Hip Hop, vom Niemals-Erwisch des vom Himmel gefallenen Wind-Drop, ("GIB KORB!") Sei acht.- (komm mal zum Punkt) .. Sahm... ("Jetzt fängt der damit an. War die Hose nicht nass genug? Musst du jetzt auch noch Weisheitsreserven fressende Phrasen lassen?" *lachend* Gib Acht.. *hehehe* neee, Neun, weiße?!) Der himmlische Winddrop war wirklich scheiße, in deiner weiten Bindeschneise stinkts nun mal extrem nach Parfüm, fahr.. üümmm.. üübers Meer, ... bitte sehr. Der Drop er verschwindet im Wunsch-Verhall des Ungetanen, Winde zersetzen, nun Ruh im Atem---- braune verwirklichte Hoffnungsmenge, der morgendlichen Düftequelle, war respektive Eierzelle, nun gar nicht mal die schlechteste Welle. Ich winsel und will zurück, doch das Haldol hat mich gemauert, drum würd ich sauer werden, wenn ich denn Gefühle hätte, die waren da, so eifrig schnelle, dass man sein Alter erst erkenne, wenn man nicht fand sich alt und krank, sondern oft umreimt als Zirkuskranz. Genug der Willensphaseschneisekokaina. ")</text:p>
      <text:p text:style-name="Standard"/>
      <text:p text:style-name="Standard">[CONTINUE HERE WITHOUT REPEATING PREVIOUS PARTS]</text:p>
      <text:p text:style-name="Standard">*lachend* Gib Acht.. *hehehe* neee, Neun, weißde?!) Der himmlische Winddrop war wirklich scheiße, in deiner weiten Bindeschneise stinkts nun mal extrem nach Parfüm, öh. ("Nee.").. üübers Meer, ... bitte sehr. Der Drop er verschwindet im Wunsch-Verhall des Ungetanen, Winde zersetzen, nun Ruh im Atem---- braune verwirklichte Hoffnungsmenge, der morgendlichen Düftequelle, war respektive Eierzelle, nun gar nicht mal die schlechteste Welle. Ich winsel und will zurück, doch das Haldol hat mich gemauert, drum würd ich sauer werden, wenn ich denn Gefühle hätte, die waren da, so eifrig schnelle, dass man sein Alter erst erkenne, wenn man nicht fand sich alt und krank, sondern oft umreimt als Zirkuskranz. Genug der Willensphaseschneisekokaina. ")</text:p>
      <text:p text:style-name="Standard"/>
      <text:p text:style-name="Standard">[CONTINUE HERE WITHOUT REPEATING PREVIOUS PARTS]</text:p>
      <text:p text:style-name="Standard">##SOUNDINSTRUCTIONS##</text:p>
      <text:p text:style-name="Standard">[ADD: COWBELL]</text:p>
      <text:p text:style-name="Standard">[Style COWBELL: penetrant, shifting louder over time; fading metronom effects]</text:p>
      <text:p text:style-name="Standard">[PLAY: COWBELL at this location]</text:p>
      <text:p text:style-name="Standard">##END SOUNDINSTRUCTIONS##</text:p>
      <text:p text:style-name="Standard">Gib mir den Stift ich will zu der Quelle, erreiche sie nicht und besudle die Welle der schellenden Karten, doch Asse zu passen das würd ich auch ohne die Ahnung erraten, war wohl nur von vorne ein einfaches Spiel, denn ohne die Asse ists nur Phantasie, dass du kannst gewinne, das steht in den Sternen, ich weile hier friedlich und will von dir lernen. Ich will ich bin sein, mein Schaffen das schlichtet die größte Pein- *Sultaaaaaan* ("Fortan Gangesklang Methodenspachtelsatz. Walterschatz") So waren des Glückes Hplde die sündenden Leute von horrenden Sätzen, die sie so verängstgen, dass alles, was falsch ist, ist eigentlich wahr, der Aufsatz verpflichtet zum eigenen Schtar. Du willst nicht verzichten und das ist okay, nur will deiner Pflichten dich auc einmal sehen und du siehst dich besser wenn eben passiert, was oft unausweichbar, die Weichen stellt. Wir leben das Leben und stehen wohl Wegesrandes dann und wann doch Hortes Achtel war Gliederspachteln. Im Wille wahr, fürnehm und intelligent. So darf cih dich nennen, du bist die Welt und die ist genial, verrückt simplifiziert und tiefhohes Komplex. Wir sind die Genies unserer Zeit, doch wissen wir nicht wo Wunder ereile, denn Weile will Leidenden Botschaften meiden, nur dass unser Morgen von Spektrums-tanzenden Kreidefarben, in Mosaiken darf ich raten. Mehr das Blatt, denn der Baum und mehr der Fisch denn das Wasser, mehr die Wege denn der Ozean. Wir sind die Stille, versprachen uns Namen. Ich nenne dich Freund, und zöger mit Reden, denn was deiner Weg, dass kannst du nur sehen. Ich bin. Du bist. Es ist gesamt. Wir sind Verbannung und Inklusion, erfinde die Farben der Mosaike-Thron.</text:p>
      <text:p text:style-name="Standard"/>
      <text:p text:style-name="Standard">[CONTINUE HERE WITHOUT REPEATING PREVIOUS PARTS]</text:p>
      <text:p text:style-name="Standard">##SOUNDINSTRUCTIONS##</text:p>
      <text:p text:style-name="Standard">[ADD: COWBELL]</text:p>
      <text:p text:style-name="Standard">[Style COWBELL: penetrant, shifting louder over time; fading metronom effects]</text:p>
      <text:p text:style-name="Standard">[PLAY: COWBELL at this location]</text:p>
      <text:p text:style-name="Standard">##END SOUNDINSTRUCTIONS##</text:p>
      <text:p text:style-name="Standard">[CONTINUE HERE WITHOUT REPEATING PREVIOUS PARTS]</text:p>
      <text:p text:style-name="Standard">so fehle was niemals geschehen, weil Finden heißt einmal im Leben zu stehen und gehend voran, wir heben ein Glas und stoßen uns an, denn das war lebendig, wir wirbeln unstetig sind unrein und schändlich und engelein-lieblich wo wundbar war kräftig erachtend der sensibelsten Wahrheit, ängstlicher Stimmen, verwahrendes Wir der vielen von haarigen Lesungen, so bebten verhaftet, singend und lachend, so sind wir zu uns dann auch manchmal und öfter im Sein nun zu schöpfen, denn das ist urmenschlich wir brauchen einander, so unersetzlich...<text:s/></text:p>
      <text:p text:style-name="Standard"/>
      <text:p text:style-name="Standard">Auch schieb ich mal Affen, weil ohné Adrénalina, ist gar nix so gutta, da war wieder Fummel im Zwirrn und lag drunter im Hirn unterpflastert von Stimmen, die heilich, doch innerlich leidend vermeide ich beides. Das Leben und die entsetzliche Pein unter Neuroleptika verhaftet zu sein.<text:s/></text:p>
      <text:p text:style-name="Standard"/>
      <text:p text:style-name="Standard">Unsere Affen entsetzen wir nicht, denn diese sind nunmal nicht echt, es sind keine Affen die spielen, sie wollen uns etwas vermitteln und leben in uns unser Gleichnis von der Bewegungs initiierenden Kraft, die Fortschritt scfhafft auf persönlicher Ebene und so war ich redend denn ohne die Schule da hätt ich gewusst, so ziemlich fast alles, was mich so bewegt, außer vielleicht zugegeben das A B C. Sie stehlen ins Grau, ich seh keine Farben in fortschrittsbewegenden Affen und weiß ich du kennest das auch, so war es wohl auch, wir hören einander und nun hörst du mich, mein eines und innerlich preisendes Licht. Liebe die Affen und gib ihn die Farben die sie so benötigen, der Verstand hat es manchmal sehr hart uns ohne zu richten zu unterichten, das war seine Pflicht im Lichte der Liebe, doch bunter Knebel fabulierend, vergisst du dich selbst und die Komplexität, fang heut damit an, denn sonst ist es wohl bald schon zu spät.</text:p>
      <text:p text:style-name="Standard"/>
      <text:p text:style-name="Standard">Versuche dir zu widerstehen alles ims Tiefschwarz vernehmen nicht diese, tun dies mit Nichten, verzweifle nicht und glaub an dich, wir schaffen es alle, wenn wir nur wollen, genau so entscheidet dein Geiste für dich und das ist deine heilige Pflicht, zu tun was du willst und Leben, ja, das weiß ich nun weniger scdhwenglich, ist Diversität, es tut mir leid, auch dies ist zu spät. Ich kenn nicht ersehen, was deiner wohl ist und was deiner so heilig oder unheilig die Seele küsst. Du musst es wissen, obwohl du nichts weißt, nutze die Tricks und sei gut bereit, nutze die Chancen, die dir wohl zuteil sofern du den Mut hast und Sinnsuche eint. Wer die Liebe nicht fühlt, der wird sie noch finden, du bist schon so weit unterrichtend derweilen verpflichtend dass Sinnsuche jedem selbst wohl zuteil, ich eine nun weltlich, was meiner Grenzensätze Ende spräche, sofern ich denn lauthals Mission untersetze, doch griffig und schnittig sind zweierlei. Ich predige nicht. Ich bin zur zuteil, nutze die Verse vom Willeheil. Mit Worten, sofern die Sprache dir liegt, hast du, ja sofern du dir selber vergiebst, das wichtigste Instrument zur geistlich eelischen Welt in der Hand. Nutze die Sprache und gib gut Acht auf Phrasen und Floskeln und achtlos ausgesprochenen Unwahrheiten und kleinen Lügen, diese trügen und, ja so sagte schon Michael Ende, die Lüge, entsetzlich, macht alles unwirklich. Unwahr und unecht und unschön vot allem für jene die so ihr Dasein verbrachten. Ich weiß nicht obe es was gibt was uns erwartet wen man ablebt, doch bereit sein im Geiste ist nicht für Jenseits "GEILSTE EVER!" Du kannst so viel machen mit mir und dein "Liver!", Gebaren und Reden, das kannst du auch, auf deine Weise. So ist es und so soll es sein. Wir weden nicht anfangen hier jetzt zu weinen, doch wenn du das wünschst und dir os ereilen, die Tränen, die Liebe, die heilt dich beizeiten. Gab keine Angst, wie Kassiopeia schon sagte zu unsrer Momo, hab keine Angst und hab keine Angst. Oder wie ich es in Waking Life wohl vernahm: ("Der Leguan beißt jeden, der keine Träume hat. Sei auf der Hut. Und sei auf der Hut...."). Wir sind nicht allein. Und wenn du das bist, wird dir früher oder später jemand zuteil. Mische dich ein, mehr kann ich nicht sagen, Leben ist endlich, und das hat ein Namen. Die Liebe empfänglich im Wunderrahmen.</text:p>
      <text:p text:style-name="Standard"/>
      <text:p text:style-name="Standard">[CONTINUE HERE WITHOUT REPEATING PREVIOUS PARTS]</text:p>
      <text:p text:style-name="Standard">##SOUNDINSTRUCTIONS##</text:p>
      <text:p text:style-name="Standard">[ADD: COWBELL]</text:p>
      <text:p text:style-name="Standard">[Style COWBELL: penetrant, shifting louder over time; fading metronom effects]</text:p>
      <text:p text:style-name="Standard">[PLAY: COWBELL at this location]</text:p>
      <text:p text:style-name="Standard">##END SOUNDINSTRUCTIONS##</text:p>
      <text:p text:style-name="Standard">[CONTINUE HERE WITHOUT REPEATING PREVIOUS PARTS]</text:p>
      <text:p text:style-name="Standard">so fehle was niemals geschehen, weil Finden heißt einmal im Leben zu stehen und gehend voran, wir heben ein Glas und stoßen uns an, denn das war lebendig, wir wirbeln unstetig sind unrein und schändlich und engelein-lieblich wo wundbar war kräftig erachtend der sensibelsten Wahrheit, ängstlicher Stimmen, verwahrendes Wir der vielen von haarigen Lesungen, so bebten verhaftet, singend und lachend, so sind wir zu uns dann auch manchmal und öfter im Sein nun zu schöpfen, denn das ist urmenschlich wir brauchen einander, so unersetzlich...<text:s/></text:p>
      <text:p text:style-name="Standard"/>
      <text:p text:style-name="Standard">Auch schieb ich mal Affen, weil ohné Adrénalina, ist gar nix so gutta, da war wieder Fummel im Zwirrn und lag drunter im Hirn unterpflastert von Stimmen, die heilich, doch innerlich leidend vermeide ich beides. Das Leben und die entsetzliche Pein unter Neuroleptika verhaftet zu sein.<text:s/></text:p>
      <text:p text:style-name="Standard"/>
      <text:p text:style-name="Standard">Unsere Affen entsetzen wir nicht, denn diese sind nunmal nicht echt, es sind keine Affen die spielen, sie wollen uns etwas vermitteln und leben in uns unser Gleichnis von der Bewegungs initiierenden Kraft, die Fortschritt scfhafft auf persönlicher Ebene und so war ich redend denn ohne die Schule da hätt ich gewusst, so ziemlich fast alles, was mich so bewegt, außer vielleicht zugegeben das A B C. Sie stehlen ins Grau, ich seh keine Farben in fortschrittsbewegenden Affen und weiß ich du kennest das auch, so war es wohl auch, wir hören einander und nun hörst du mich, mein eines und innerlich preisendes Licht. Liebe die Affen und gib ihn die Farben die sie so benötigen, der Verstand hat es manchmal sehr hart uns ohne zu richten zu unterichten, das war seine Pflicht im Lichte der Liebe, doch bunter Knebel fabulierend, vergisst du dich selbst und die Komplexität, fang heut damit an, denn sonst ist es wohl bald schon zu spät.</text:p>
      <text:p text:style-name="Standard"/>
      <text:p text:style-name="Standard">Versuche dir zu widerstehen alles ims Tiefschwarz vernehmen nicht diese, tun dies mit Nichten, verzweifle nicht und glaub an dich, wir schaffen es alle, wenn wir nur wollen, genau so entscheidet dein Geiste für dich und das ist deine heilige Pflicht, zu tun was du willst und Leben, ja, das weiß ich nun weniger scdhwenglich, ist Diversität, es tut mir leid, auch dies ist zu spät. Ich kenn nicht ersehen, was deiner wohl ist und was deiner so heilig oder unheilig die Seele küsst. Du musst es wissen, obwohl du nichts weißt, nutze die Tricks und sei gut bereit, nutze die Chancen, die dir wohl zuteil sofern du den Mut hast und Sinnsuche eint. Wer die Liebe nicht fühlt, der wird sie noch finden, du bist schon so weit unterrichtend derweilen verpflichtend dass Sinnsuche jedem selbst wohl zuteil, ich eine nun weltlich, was meiner Grenzensätze Ende spräche, sofern ich denn lauthals Mission untersetze, doch griffig und schnittig sind zweierlei. Ich predige nicht. Ich bin zur zuteil, nutze die Verse vom Willeheil. Mit Worten, sofern die Sprache dir liegt, hast du, ja sofern du dir selber vergiebst, das wichtigste Instrument zur geistlich eelischen Welt in der Hand. Nutze die Sprache und gib gut Acht auf Phrasen und Floskeln und achtlos ausgesprochenen Unwahrheiten und kleinen Lügen, diese trügen und, ja so sagte schon Michael Ende, die Lüge, entsetzlich, macht alles unwirklich. Unwahr und unecht und unschön vot allem für jene die so ihr Dasein verbrachten. Ich weiß nicht obe es was gibt was uns erwartet wen man ablebt, doch bereit sein im Geiste ist nicht für Jenseits "GEILSTE EVER!" Du kannst so viel machen mit mir und dein "Liver!", Gebaren und Reden, das kannst du auch, auf deine Weise. So ist es und so soll es sein. Wir weden nicht anfangen hier jetzt zu weinen, doch wenn du das wünschst und dir os ereilen, die Tränen, die Liebe, die heilt dich beizeiten. Gab keine Angst, wie Kassiopeia schon sagte zu unsrer Momo, hab keine Angst und hab keine Angst. Oder wie ich es in Waking Life wohl vernahm: ("Der Leguan beißt jeden, der keine Träume hat. Sei auf der Hut. Und sei auf der Hut...."). Wir sind nicht allein. Und wenn du das bist, wird dir früher oder später jemand zuteil. Mische dich ein, mehr kann ich nicht sagen, Leben ist endlich, und das hat ein Namen. Die Liebe empfänglich im Wunderrahmen.</text:p>
      <text:p text:style-name="Standard"/>
      <text:p text:style-name="Standard">[CONTINUE HERE WITHOUT REPEATING PREVIOUS PARTS]</text:p>
      <text:p text:style-name="Standard">##SOUNDINSTRUCTIONS##</text:p>
      <text:p text:style-name="Standard">[ADD: COWBELL]</text:p>
      <text:p text:style-name="Standard">[Style COWBELL: penetrant, shifting louder over time; fading metronom effects]</text:p>
      <text:p text:style-name="Standard">[PLAY: COWBELL at this location]</text:p>
      <text:p text:style-name="Standard">##END SOUNDINSTRUCTIONS##</text:p>
      <text:p text:style-name="Standard">[CONTINUE HERE WITHOUT REPEATING PREVIOUS PARTS]</text:p>
      <text:p text:style-name="Standard">Beim Affen schieben, weil ohne Adrenalináa, gar nix so gutá gurd, ist eher wie ein Gurt. Doch diesmal mit Helm und Schnalle aber ohne Kurt. Fimmelfummel in Hirrrnzellen.... <text:s/>waren der größer Verwirr-Quellen. Uch kbe in Liebe zu meinen vernommenen Stimm-Wellen. Sind glasklar gereinigt, von Liebe getränkt und uerschöüflich, so könnt ich, eines einsamen Wolfes gleichsam heulend im Winnnnd bellen! <text:s/>("Wölfe heulen du Knalltüte... *hehe* *moaning*). Doch dann mal im Innern belebt, weiß ich wie es geht, vermeide Diät und lebe im Wohlstand der mich mit seinen sanften Fesseln zu Tode pflegt.</text:p>
      <text:p text:style-name="Standard"/>
      <text:p text:style-name="Standard">[CONTINUE HERE WITHOUT REPEATING PREVIOUS PARTS]</text:p>
      <text:p text:style-name="Standard">##SOUNDINSTRUCTIONS##</text:p>
      <text:p text:style-name="Standard">[ADD: COWBELL]</text:p>
      <text:p text:style-name="Standard">[Style COWBELL: penetrant, shifting louder over time; fading metronom effects]</text:p>
      <text:p text:style-name="Standard">[PLAY: COWBELL at this location]</text:p>
      <text:p text:style-name="Standard">##END SOUNDINSTRUCTIONS##</text:p>
      <text:p text:style-name="Standard">[CONTINUE HERE WITHOUT REPEATING PREVIOUS PARTS]</text:p>
      <text:p text:style-name="Standard">Beim Affen schieben, weil ohne Adrenalináa, gar nix so gutá gut gut... ist eher wie ein extrem strenger Gurt., der Leben beendende Mord! Mit Helm und festgezurrt, doch ohne Freiheit, die starb hier sicherlich mit Sicherheit zugunsten fehlender Freiheitsquellen. Stimmwellen des Wind stellen die Hirnzellen auf ein Niveaui, das verlangt eine sonderbar intim intensive Relfektion, so habe ich denn einen Spiegel, der seelenverriete der meinen nur Teil, ein Affe erschiebt sich davor und krümmt meine Pein als rosares Stüttungsgerüst, der mich vor dem Glücke schützt.. Vom Fimmell Fummel fallende Welten, die nicht weit runter, weil Seile warn nicht gesprengt, ich wei0 nicht, was schlimmer, wenn ich lieb für immer mein Selbst doch lebe ich nicht, so will ich nur sagen, es ist gut dass du pfleg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background-fill draw:fill="solid"/>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Robin Pape</dc:creator>
    <meta:creation-date>2009-04-16T11:32:00Z</meta:creation-date>
    <dc:date>2025-09-03T07:13:00Z</dc:date>
    <meta:template xlink:href="Normal.dotm" xlink:type="simple"/>
    <meta:editing-cycles>4</meta:editing-cycles>
    <meta:editing-duration>PT0S</meta:editing-duration>
    <meta:user-defined meta:name="Info 1"/>
    <meta:user-defined meta:name="Info 2"/>
    <meta:user-defined meta:name="Info 3"/>
    <meta:user-defined meta:name="Info 4"/>
    <meta:document-statistic meta:page-count="1" meta:paragraph-count="258" meta:word-count="17773" meta:character-count="129488" meta:row-count="933" meta:non-whitespace-character-count="111973"/>
  </office:meta>
</office:document-meta>
</file>